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9" style:family="table">
      <style:table-properties style:width="25.7cm" table:align="margins"/>
    </style:style>
    <style:style style:name="Tabelle9.A" style:family="table-column">
      <style:table-column-properties style:column-width="6.655cm" style:rel-column-width="16970*"/>
    </style:style>
    <style:style style:name="Tabelle9.B" style:family="table-column">
      <style:table-column-properties style:column-width="13.351cm" style:rel-column-width="34044*"/>
    </style:style>
    <style:style style:name="Tabelle9.C" style:family="table-column">
      <style:table-column-properties style:column-width="5.694cm" style:rel-column-width="14521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9.C2" style:family="table-cell">
      <style:table-cell-properties fo:background-color="#cc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3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9.C3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9.A4" style:family="table-cell">
      <style:table-cell-properties fo:padding="0.097cm" fo:border-left="0.002cm solid #000000" fo:border-right="none" fo:border-top="none" fo:border-bottom="0.002cm solid #000000"/>
    </style:style>
    <style:style style:name="Tabelle9.C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25.707cm" fo:margin-left="0cm" fo:margin-right="-0.007cm" table:align="margins"/>
    </style:style>
    <style:style style:name="Tabelle11.A" style:family="table-column">
      <style:table-column-properties style:column-width="2.337cm" style:rel-column-width="5958*"/>
    </style:style>
    <style:style style:name="Tabelle11.B" style:family="table-column">
      <style:table-column-properties style:column-width="3.836cm" style:rel-column-width="9780*"/>
    </style:style>
    <style:style style:name="Tabelle11.C" style:family="table-column">
      <style:table-column-properties style:column-width="2.69cm" style:rel-column-width="6857*"/>
    </style:style>
    <style:style style:name="Tabelle11.D" style:family="table-column">
      <style:table-column-properties style:column-width="6.041cm" style:rel-column-width="15401*"/>
    </style:style>
    <style:style style:name="Tabelle11.E" style:family="table-column">
      <style:table-column-properties style:column-width="4.124cm" style:rel-column-width="10513*"/>
    </style:style>
    <style:style style:name="Tabelle11.F" style:family="table-column">
      <style:table-column-properties style:column-width="6.678cm" style:rel-column-width="17026*"/>
    </style:style>
    <style:style style:name="Tabelle11.1" style:family="table-row">
      <style:table-row-properties style:min-row-height="0.769cm"/>
    </style:style>
    <style:style style:name="Tabelle1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C1" style:family="table-cell">
      <style:table-cell-properties fo:background-color="#cc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D1" style:family="table-cell">
      <style:table-cell-properties fo:background-color="#99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1.E1" style:family="table-cell">
      <style:table-cell-properties fo:padding="0.097cm" fo:border="0.002cm solid #000000"/>
    </style:style>
    <style:style style:name="Tabelle11.B2" style:family="table-cell">
      <style:table-cell-properties fo:background-color="#cc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1.C2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1.D2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1.E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F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1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1.B3" style:family="table-cell">
      <style:table-cell-properties fo:background-color="#ccccff" fo:padding="0.097cm" fo:border-left="none" fo:border-right="0.002cm solid #000000" fo:border-top="none" fo:border-bottom="0.002cm solid #000000">
        <style:background-image/>
      </style:table-cell-properties>
    </style:style>
    <style:style style:name="Tabelle11.E3" style:family="table-cell">
      <style:table-cell-properties fo:padding="0.097cm" fo:border-left="0.002cm solid #000000" fo:border-right="none" fo:border-top="none" fo:border-bottom="0.002cm solid #000000"/>
    </style:style>
    <style:style style:name="Tabelle11.F3" style:family="table-cell">
      <style:table-cell-properties fo:padding="0.097cm" fo:border-left="none" fo:border-right="0.002cm solid #000000" fo:border-top="none" fo:border-bottom="0.002cm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2.856cm" style:rel-column-width="7281*"/>
    </style:style>
    <style:style style:name="Tabelle10.E" style:family="table-column">
      <style:table-column-properties style:column-width="2.856cm" style:rel-column-width="7280*"/>
    </style:style>
    <style:style style:name="Tabelle10.I" style:family="table-column">
      <style:table-column-properties style:column-width="2.858cm" style:rel-column-width="7288*"/>
    </style:style>
    <style:style style:name="Tabelle10.A1" style:family="table-cell">
      <style:table-cell-properties fo:padding="0.097cm" fo:border-left="0.002cm solid #000000" fo:border-right="none" fo:border-top="0.002cm solid #000000" fo:border-bottom="none"/>
    </style:style>
    <style:style style:name="Tabelle10.B1" style:family="table-cell">
      <style:table-cell-properties fo:padding="0.097cm" fo:border="0.002cm solid #000000"/>
    </style:style>
    <style:style style:name="Tabelle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E2" style:family="table-cell">
      <style:table-cell-properties fo:padding="0.097cm" fo:border-left="0.002cm solid #000000" fo:border-right="none" fo:border-top="none" fo:border-bottom="0.002cm solid #000000"/>
    </style:style>
    <style:style style:name="Tabelle10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0.D5" style:family="table-cell">
      <style:table-cell-properties fo:background-color="#cccc99" fo:padding="0.097cm" fo:border-left="0.002cm solid #000000" fo:border-right="none" fo:border-top="none" fo:border-bottom="0.002cm solid #000000">
        <style:background-image/>
      </style:table-cell-properties>
    </style:style>
    <style:style style:name="Tabelle10.E5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elle10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I6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0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0.C8" style:family="table-cell">
      <style:table-cell-properties fo:background-color="#99cccc" fo:padding="0.097cm" fo:border-left="0.002cm solid #000000" fo:border-right="none" fo:border-top="none" fo:border-bottom="0.002cm solid #000000">
        <style:background-image/>
      </style:table-cell-properties>
    </style:style>
    <style:style style:name="Tabelle10.I8" style:family="table-cell">
      <style:table-cell-properties fo:background-color="#99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" style:family="table">
      <style:table-properties style:width="25.709cm" fo:margin-left="0cm" fo:margin-right="-0.009cm" table:align="margins"/>
    </style:style>
    <style:style style:name="Tabelle12.A" style:family="table-column">
      <style:table-column-properties style:column-width="8.225cm" style:rel-column-width="20966*"/>
    </style:style>
    <style:style style:name="Tabelle12.B" style:family="table-column">
      <style:table-column-properties style:column-width="8.334cm" style:rel-column-width="21245*"/>
    </style:style>
    <style:style style:name="Tabelle12.C" style:family="table-column">
      <style:table-column-properties style:column-width="2.813cm" style:rel-column-width="7171*"/>
    </style:style>
    <style:style style:name="Tabelle12.D" style:family="table-column">
      <style:table-column-properties style:column-width="6.336cm" style:rel-column-width="16153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D1" style:family="table-cell">
      <style:table-cell-properties fo:padding="0.097cm" fo:border="0.002cm solid #000000"/>
    </style:style>
    <style:style style:name="Tabelle12.A2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2" style:family="table-cell">
      <style:table-cell-properties fo:background-color="#66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3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12.D3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2.D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5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12.D5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7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2.D7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8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12.D8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2.A9" style:family="table-cell">
      <style:table-cell-properties fo:padding="0.097cm" fo:border-left="0.002cm solid #000000" fo:border-right="none" fo:border-top="none" fo:border-bottom="0.002cm solid #000000"/>
    </style:style>
    <style:style style:name="Tabelle12.D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25.726cm" fo:margin-left="0cm" fo:margin-right="-0.026cm" table:align="margins"/>
    </style:style>
    <style:style style:name="Tabelle14.A" style:family="table-column">
      <style:table-column-properties style:column-width="1.235cm" style:rel-column-width="3145*"/>
    </style:style>
    <style:style style:name="Tabelle14.B" style:family="table-column">
      <style:table-column-properties style:column-width="2.205cm" style:rel-column-width="5616*"/>
    </style:style>
    <style:style style:name="Tabelle14.C" style:family="table-column">
      <style:table-column-properties style:column-width="1.282cm" style:rel-column-width="3266*"/>
    </style:style>
    <style:style style:name="Tabelle14.D" style:family="table-column">
      <style:table-column-properties style:column-width="1.466cm" style:rel-column-width="3733*"/>
    </style:style>
    <style:style style:name="Tabelle14.E" style:family="table-column">
      <style:table-column-properties style:column-width="2.39cm" style:rel-column-width="6088*"/>
    </style:style>
    <style:style style:name="Tabelle14.F" style:family="table-column">
      <style:table-column-properties style:column-width="1.367cm" style:rel-column-width="3482*"/>
    </style:style>
    <style:style style:name="Tabelle14.G" style:family="table-column">
      <style:table-column-properties style:column-width="1.344cm" style:rel-column-width="3423*"/>
    </style:style>
    <style:style style:name="Tabelle14.H" style:family="table-column">
      <style:table-column-properties style:column-width="2.249cm" style:rel-column-width="5728*"/>
    </style:style>
    <style:style style:name="Tabelle14.I" style:family="table-column">
      <style:table-column-properties style:column-width="1.808cm" style:rel-column-width="4605*"/>
    </style:style>
    <style:style style:name="Tabelle14.J" style:family="table-column">
      <style:table-column-properties style:column-width="2.381cm" style:rel-column-width="6065*"/>
    </style:style>
    <style:style style:name="Tabelle14.K" style:family="table-column">
      <style:table-column-properties style:column-width="1.896cm" style:rel-column-width="4830*"/>
    </style:style>
    <style:style style:name="Tabelle14.L" style:family="table-column">
      <style:table-column-properties style:column-width="2.933cm" style:rel-column-width="7472*"/>
    </style:style>
    <style:style style:name="Tabelle14.M" style:family="table-column">
      <style:table-column-properties style:column-width="3.173cm" style:rel-column-width="8082*"/>
    </style:style>
    <style:style style:name="Tabelle14.A1" style:family="table-cell">
      <style:table-cell-properties fo:background-color="#66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D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G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I1" style:family="table-cell">
      <style:table-cell-properties fo:background-color="#ff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4.L1" style:family="table-cell">
      <style:table-cell-properties fo:padding="0.097cm" fo:border="0.002cm solid #000000"/>
    </style:style>
    <style:style style:name="Tabelle14.2" style:family="table-row">
      <style:table-row-properties style:min-row-height="0.598cm"/>
    </style:style>
    <style:style style:name="Tabelle14.B2" style:family="table-cell">
      <style:table-cell-properties fo:background-color="#66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C2" style:family="table-cell">
      <style:table-cell-properties fo:background-color="#66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E2" style:family="table-cell">
      <style:table-cell-properties fo:background-color="transparent" fo:padding="0.097cm" fo:border-left="none" fo:border-right="none" fo:border-top="0.002cm solid #000000" fo:border-bottom="0.002cm solid #000000">
        <style:background-image/>
      </style:table-cell-properties>
    </style:style>
    <style:style style:name="Tabelle14.F2" style:family="table-cell">
      <style:table-cell-properties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H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14.J2" style:family="table-cell">
      <style:table-cell-properties fo:background-color="#ffccff" fo:padding="0.097cm" fo:border-left="none" fo:border-right="none" fo:border-top="0.002cm solid #000000" fo:border-bottom="0.002cm solid #000000">
        <style:background-image/>
      </style:table-cell-properties>
    </style:style>
    <style:style style:name="Tabelle14.K2" style:family="table-cell">
      <style:table-cell-properties fo:background-color="#ffccff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le14.A3" style:family="table-cell">
      <style:table-cell-properties fo:background-color="#66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B3" style:family="table-cell">
      <style:table-cell-properties fo:background-color="#66ccff" fo:padding="0.097cm" fo:border-left="none" fo:border-right="none" fo:border-top="none" fo:border-bottom="0.002cm solid #000000">
        <style:background-image/>
      </style:table-cell-properties>
    </style:style>
    <style:style style:name="Tabelle14.C3" style:family="table-cell">
      <style:table-cell-properties fo:background-color="#66ccff" fo:padding="0.097cm" fo:border-left="none" fo:border-right="0.002cm solid #000000" fo:border-top="none" fo:border-bottom="0.002cm solid #000000">
        <style:background-image/>
      </style:table-cell-properties>
    </style:style>
    <style:style style:name="Tabelle14.D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4.E3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le14.F3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elle14.G3" style:family="table-cell">
      <style:table-cell-properties fo:padding="0.097cm" fo:border-left="0.002cm solid #000000" fo:border-right="none" fo:border-top="none" fo:border-bottom="0.002cm solid #000000"/>
    </style:style>
    <style:style style:name="Tabelle14.H3" style:family="table-cell">
      <style:table-cell-properties fo:padding="0.097cm" fo:border-left="none" fo:border-right="0.002cm solid #000000" fo:border-top="none" fo:border-bottom="0.002cm solid #000000"/>
    </style:style>
    <style:style style:name="Tabelle14.I3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14.J3" style:family="table-cell">
      <style:table-cell-properties fo:background-color="#ffccff" fo:padding="0.097cm" fo:border-left="none" fo:border-right="none" fo:border-top="none" fo:border-bottom="0.002cm solid #000000">
        <style:background-image/>
      </style:table-cell-properties>
    </style:style>
    <style:style style:name="Tabelle14.K3" style:family="table-cell">
      <style:table-cell-properties fo:background-color="#ffccff" fo:padding="0.097cm" fo:border-left="none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25.7cm" table:align="margins"/>
    </style:style>
    <style:style style:name="Tabelle7.A" style:family="table-column">
      <style:table-column-properties style:column-width="2.856cm" style:rel-column-width="7281*"/>
    </style:style>
    <style:style style:name="Tabelle7.E" style:family="table-column">
      <style:table-column-properties style:column-width="2.856cm" style:rel-column-width="7280*"/>
    </style:style>
    <style:style style:name="Tabelle7.I" style:family="table-column">
      <style:table-column-properties style:column-width="2.858cm" style:rel-column-width="7288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G1" style:family="table-cell">
      <style:table-cell-properties fo:padding="0.097cm" fo:border="0.002cm solid #000000"/>
    </style:style>
    <style:style style:name="Tabelle7.B2" style:family="table-cell">
      <style:table-cell-properties fo:padding="0.097cm" fo:border-left="0.002cm solid #000000" fo:border-right="none" fo:border-top="none" fo:border-bottom="0.002cm solid #000000"/>
    </style:style>
    <style:style style:name="Tabelle7.I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C5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7.E5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7.H5" style:family="table-cell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Tabelle7.I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D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elle7.I6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A7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7.C8" style:family="table-cell">
      <style:table-cell-properties fo:background-color="#ffccff" fo:padding="0.097cm" fo:border-left="0.002cm solid #000000" fo:border-right="none" fo:border-top="none" fo:border-bottom="0.002cm solid #000000">
        <style:background-image/>
      </style:table-cell-properties>
    </style:style>
    <style:style style:name="Tabelle7.I8" style:family="table-cell">
      <style:table-cell-properties fo:background-color="#ff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.C9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elle7.I9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5.709cm" fo:margin-left="0cm" fo:margin-right="-0.009cm" table:align="margins"/>
    </style:style>
    <style:style style:name="Tabelle1.A" style:family="table-column">
      <style:table-column-properties style:column-width="7.893cm" style:rel-column-width="20121*"/>
    </style:style>
    <style:style style:name="Tabelle1.B" style:family="table-column">
      <style:table-column-properties style:column-width="9.857cm" style:rel-column-width="25125*"/>
    </style:style>
    <style:style style:name="Tabelle1.C" style:family="table-column">
      <style:table-column-properties style:column-width="7.959cm" style:rel-column-width="20289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1.C3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padding="0.097cm" fo:border-left="0.002cm solid #000000" fo:border-right="none" fo:border-top="none" fo:border-bottom="0.002cm solid #000000"/>
    </style:style>
    <style:style style:name="Tabelle1.C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5.688cm" fo:margin-left="0cm" fo:margin-right="0.012cm" table:align="margins"/>
    </style:style>
    <style:style style:name="Tabelle3.A" style:family="table-column">
      <style:table-column-properties style:column-width="8.754cm" style:rel-column-width="22334*"/>
    </style:style>
    <style:style style:name="Tabelle3.B" style:family="table-column">
      <style:table-column-properties style:column-width="8.599cm" style:rel-column-width="21938*"/>
    </style:style>
    <style:style style:name="Tabelle3.C" style:family="table-column">
      <style:table-column-properties style:column-width="8.334cm" style:rel-column-width="21263*"/>
    </style:style>
    <style:style style:name="Tabel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C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3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3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4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3.C4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3.A7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3.C7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25.776cm" fo:margin-left="0cm" fo:margin-right="-0.076cm" table:align="margins"/>
    </style:style>
    <style:style style:name="Tabelle2.A" style:family="table-column">
      <style:table-column-properties style:column-width="1.85cm" style:rel-column-width="4704*"/>
    </style:style>
    <style:style style:name="Tabelle2.B" style:family="table-column">
      <style:table-column-properties style:column-width="2.101cm" style:rel-column-width="5341*"/>
    </style:style>
    <style:style style:name="Tabelle2.C" style:family="table-column">
      <style:table-column-properties style:column-width="2.111cm" style:rel-column-width="5368*"/>
    </style:style>
    <style:style style:name="Tabelle2.D" style:family="table-column">
      <style:table-column-properties style:column-width="1.843cm" style:rel-column-width="4686*"/>
    </style:style>
    <style:style style:name="Tabelle2.E" style:family="table-column">
      <style:table-column-properties style:column-width="2.103cm" style:rel-column-width="5345*"/>
    </style:style>
    <style:style style:name="Tabelle2.G" style:family="table-column">
      <style:table-column-properties style:column-width="2.097cm" style:rel-column-width="5332*"/>
    </style:style>
    <style:style style:name="Tabelle2.H" style:family="table-column">
      <style:table-column-properties style:column-width="1.857cm" style:rel-column-width="4722*"/>
    </style:style>
    <style:style style:name="Tabelle2.I" style:family="table-column">
      <style:table-column-properties style:column-width="2.155cm" style:rel-column-width="5480*"/>
    </style:style>
    <style:style style:name="Tabelle2.J" style:family="table-column">
      <style:table-column-properties style:column-width="1.796cm" style:rel-column-width="4565*"/>
    </style:style>
    <style:style style:name="Tabelle2.K" style:family="table-column">
      <style:table-column-properties style:column-width="2.108cm" style:rel-column-width="5359*"/>
    </style:style>
    <style:style style:name="Tabelle2.L" style:family="table-column">
      <style:table-column-properties style:column-width="1.808cm" style:rel-column-width="4596*"/>
    </style:style>
    <style:style style:name="Tabelle2.M" style:family="table-column">
      <style:table-column-properties style:column-width="2.097cm" style:rel-column-width="533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8.567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8.567cm" style:rel-column-width="2184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e6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Cardo"/>
    </style:style>
    <style:style style:name="P2" style:family="paragraph" style:parent-style-name="Standard">
      <style:text-properties style:font-name="Cardo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font-name="Cardo" fo:background-color="transparent"/>
    </style:style>
    <style:style style:name="P4" style:family="paragraph" style:parent-style-name="Standard">
      <style:text-properties style:font-name="Cardo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6" style:family="paragraph" style:parent-style-name="Standard">
      <style:text-properties style:font-name="Cardo" fo:background-color="#ffff00"/>
    </style:style>
    <style:style style:name="P7" style:family="paragraph" style:parent-style-name="Standard">
      <style:text-properties style:font-name="Cardo" fo:font-size="14pt" style:font-size-asian="14pt" style:font-size-complex="14pt"/>
    </style:style>
    <style:style style:name="P8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rdo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Standard">
      <style:text-properties style:font-name="Cardo" fo:font-size="12pt" style:text-underline-style="none" style:font-size-asian="12pt" style:font-size-complex="12pt"/>
    </style:style>
    <style:style style:name="P13" style:family="paragraph" style:parent-style-name="Standard">
      <style:text-properties style:font-name="Cardo"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rdo" style:text-underline-style="solid" style:text-underline-width="auto" style:text-underline-color="font-color"/>
    </style:style>
    <style:style style:name="P15" style:family="paragraph" style:parent-style-name="Standard">
      <style:text-properties style:font-name="Cardo" fo:background-color="#000000"/>
    </style:style>
    <style:style style:name="P16" style:family="paragraph" style:parent-style-name="Standard">
      <style:text-properties style:font-name="Cardo" fo:font-size="20pt" style:text-underline-style="solid" style:text-underline-width="auto" style:text-underline-color="font-color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Cardo" fo:font-size="11pt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Cardo" fo:font-size="11pt" fo:font-style="normal" fo:background-color="transparent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rdo"/>
    </style:style>
    <style:style style:name="P22" style:family="paragraph" style:parent-style-name="Standard"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Cardo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3333" style:font-name="Cardo" fo:font-size="16pt" fo:background-color="transparen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fo:color="#000000" style:font-name="Cardo" fo:font-weight="normal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style:font-name="Cardo" fo:font-size="16pt" fo:font-weight="normal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style:font-name="Cardo" fo:font-size="16pt" fo:font-style="italic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Cardo" fo:font-size="16pt" fo:background-color="transparent" style:font-size-asian="16pt" style:font-size-complex="16pt"/>
    </style:style>
    <style:style style:name="P29" style:family="paragraph" style:parent-style-name="Table_20_Contents">
      <style:text-properties style:font-name="Cardo"/>
    </style:style>
    <style:style style:name="P30" style:family="paragraph" style:parent-style-name="Table_20_Contents">
      <style:paragraph-properties fo:text-align="center" style:justify-single-word="false"/>
      <style:text-properties style:font-name="Cardo"/>
    </style:style>
    <style:style style:name="P31" style:family="paragraph" style:parent-style-name="Table_20_Contents">
      <style:paragraph-properties fo:text-align="center" style:justify-single-word="false"/>
      <style:text-properties style:font-name="Cardo"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rdo" fo:font-style="normal" fo:font-weight="bold" fo:background-color="transparent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rdo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ardo" fo:font-style="normal" fo:font-weight="normal" fo:background-color="transparent" style:font-style-asian="normal" style:font-weight-asian="normal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rdo" fo:font-style="normal" style:font-style-asian="normal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rdo" fo:font-style="normal" style:font-style-asian="normal" style:font-style-complex="normal"/>
    </style:style>
    <style:style style:name="P37" style:family="paragraph" style:parent-style-name="Table_20_Contents">
      <style:text-properties style:font-name="Cardo" fo:background-color="transparent"/>
    </style:style>
    <style:style style:name="P38" style:family="paragraph" style:parent-style-name="Table_20_Contents">
      <style:paragraph-properties fo:text-align="start" style:justify-single-word="false"/>
      <style:text-properties style:font-name="Cardo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style:font-name="Cardo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style:font-name="Cardo"/>
    </style:style>
    <style:style style:name="P41" style:family="paragraph" style:parent-style-name="Table_20_Contents">
      <style:paragraph-properties fo:text-align="center" style:justify-single-word="false"/>
      <style:text-properties style:font-name="Cardo" fo:font-style="italic" fo:font-weight="normal" style:font-style-asian="italic" style:font-weight-asian="normal" style:font-style-complex="italic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rdo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able_20_Contents"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font-name="Cardo" fo:font-size="11pt" fo:background-color="transparent" style:font-size-asian="11pt" style:font-size-complex="11pt"/>
    </style:style>
    <style:style style:name="P46" style:family="paragraph" style:parent-style-name="Table_20_Contents">
      <style:text-properties style:font-name="Cardo" fo:font-size="11pt" fo:background-color="#ffff0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Cardo" fo:font-weight="normal" style:font-weight-asian="normal" style:font-weight-complex="normal"/>
    </style:style>
    <style:style style:name="P48" style:family="paragraph" style:parent-style-name="Table_20_Contents">
      <style:text-properties style:font-name="Cardo" fo:font-weight="normal" fo:background-color="transparen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Cardo" fo:font-weight="normal" fo:background-color="transparen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ardo" fo:font-size="16pt" fo:background-color="transparent" style:font-size-asian="16pt" style:font-size-complex="16pt"/>
    </style:style>
    <style:style style:name="P51" style:family="paragraph" style:parent-style-name="Table_20_Contents">
      <style:paragraph-properties fo:text-align="start" style:justify-single-word="false"/>
      <style:text-properties style:font-name="Cardo" fo:background-color="#1c1c1c"/>
    </style:style>
    <style:style style:name="P52" style:family="paragraph" style:parent-style-name="Table_20_Contents">
      <style:text-properties style:font-name="Cardo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rdo" fo:font-size="10pt" style:font-size-asian="10pt" style:font-size-complex="10pt"/>
    </style:style>
    <style:style style:name="P54" style:family="paragraph" style:parent-style-name="Table_20_Contents">
      <style:text-properties style:font-name="Cardo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style:font-name="Cardo" fo:font-size="10pt" fo:font-weight="normal" fo:background-color="transparent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style:font-name="Cardo" fo:font-size="10pt" fo:font-weight="normal" fo:background-color="#ffff99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rdo" fo:font-size="10pt" fo:background-color="#ffff99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Cardo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Cardo" fo:background-color="transparent"/>
    </style:style>
    <style:style style:name="P60" style:family="paragraph" style:parent-style-name="Table_20_Contents">
      <style:text-properties style:font-name="Cardo1" fo:font-weight="normal" fo:background-color="transparent" style:font-name-asian="Cardo1" style:font-weight-asian="normal" style:font-name-complex="Cardo1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style:font-name="Cardo" fo:background-color="transparent"/>
    </style:style>
    <style:style style:name="P62" style:family="paragraph" style:parent-style-name="Table_20_Contents">
      <style:paragraph-properties fo:background-color="transparent">
        <style:background-image/>
      </style:paragraph-properties>
      <style:text-properties style:font-name="Cardo" fo:font-size="11pt" fo:font-weight="normal" fo:background-color="#000000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Cardo"/>
    </style:style>
    <style:style style:name="P64" style:family="paragraph" style:parent-style-name="Table_20_Contents">
      <style:paragraph-properties fo:background-color="#000000">
        <style:background-image/>
      </style:paragraph-properties>
      <style:text-properties style:font-name="Cardo" fo:font-size="11pt" fo:font-weight="normal" fo:background-color="transparent" style:font-size-asian="11pt" style:font-weight-asian="normal" style:font-size-complex="11pt" style:font-weight-complex="normal"/>
    </style:style>
    <style:style style:name="P65" style:family="paragraph" style:parent-style-name="Footnote">
      <style:text-properties style:font-name="Cardo" fo:font-size="12pt" style:font-size-asian="12pt" style:font-size-complex="12pt"/>
    </style:style>
    <style:style style:name="P66" style:family="paragraph" style:parent-style-name="Footnote">
      <style:text-properties style:font-name="Cardo" fo:font-size="12pt" fo:font-weight="bold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rdo" fo:font-style="italic" style:font-style-asian="italic" style:font-style-complex="italic"/>
    </style:style>
    <style:style style:name="P68" style:family="paragraph" style:parent-style-name="Table_20_Contents">
      <style:text-properties style:font-name="Cardo" fo:font-size="10pt" fo:font-weight="normal" fo:background-color="#ccffcc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Cardo"/>
    </style:style>
    <style:style style:name="P70" style:family="paragraph" style:parent-style-name="Standard">
      <style:text-properties style:font-name="Cardo" fo:font-size="14pt" style:text-underline-style="solid" style:text-underline-width="auto" style:text-underline-color="font-color" style:font-size-asian="14pt" style:font-size-complex="14pt"/>
    </style:style>
    <style:style style:name="P71" style:family="paragraph" style:parent-style-name="Standard">
      <style:text-properties style:font-name="Cardo" fo:font-size="6pt" style:text-underline-style="solid" style:text-underline-width="auto" style:text-underline-color="font-color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font-weight="bold" fo:background-color="#ddddd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cc00"/>
    </style:style>
    <style:style style:name="T6" style:family="text">
      <style:text-properties style:font-name="Cardo1" style:font-name-asian="Cardo1" style:font-name-complex="Cardo1"/>
    </style:style>
    <style:style style:name="T7" style:family="text">
      <style:text-properties style:font-name="Cardo1" fo:font-style="normal" style:font-name-asian="Cardo1" style:font-style-asian="normal" style:font-name-complex="Cardo1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fo:background-color="#cccc99" style:font-style-asian="italic" style:font-style-complex="italic"/>
    </style:style>
    <style:style style:name="T12" style:family="text">
      <style:text-properties fo:font-style="italic" fo:background-color="#ccccff" style:font-style-asian="italic" style:font-style-complex="italic"/>
    </style:style>
    <style:style style:name="T13" style:family="text">
      <style:text-properties fo:background-color="transparen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background-color="#ffcc00" style:font-name-asian="Cardo1" style:font-style-asian="normal" style:font-name-complex="Cardo1" style:font-style-complex="normal"/>
    </style:style>
    <style:style style:name="T16" style:family="text">
      <style:text-properties fo:font-style="normal" fo:background-color="#ffffff" style:font-style-asian="normal" style:font-style-complex="normal"/>
    </style:style>
    <style:style style:name="T17" style:family="text">
      <style:text-properties fo:font-style="normal" style:font-name-asian="Cardo1" style:font-style-asian="normal" style:font-name-complex="Cardo1" style:font-style-complex="normal"/>
    </style:style>
    <style:style style:name="T18" style:family="text">
      <style:text-properties fo:font-style="normal" fo:background-color="#ffccff" style:font-style-asian="normal" style:font-style-complex="normal"/>
    </style:style>
    <style:style style:name="T19" style:family="text">
      <style:text-properties style:use-window-font-color="true"/>
    </style:style>
    <style:style style:name="T20" style:family="text">
      <style:text-properties fo:background-color="#ccffcc"/>
    </style:style>
    <style:style style:name="T21" style:family="text">
      <style:text-properties style:text-position="super 58%" fo:background-color="#ffffff"/>
    </style:style>
    <style:style style:name="T2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4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background-color="#ffffff"/>
    </style:style>
    <style:style style:name="T29" style:family="text">
      <style:text-properties style:text-position="0% 100%" style:text-underline-style="solid" style:text-underline-width="auto" style:text-underline-color="font-color"/>
    </style:style>
    <style:style style:name="T30" style:family="text">
      <style:text-properties fo:background-color="#cccc99"/>
    </style:style>
    <style:style style:name="T31" style:family="text">
      <style:text-properties fo:background-color="#99cccc"/>
    </style:style>
    <style:style style:name="T32" style:family="text">
      <style:text-properties fo:background-color="#ccccff"/>
    </style:style>
    <style:style style:name="T33" style:family="text">
      <style:text-properties fo:background-color="#66ccff"/>
    </style:style>
    <style:style style:name="T34" style:family="text">
      <style:text-properties fo:background-color="#ffc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https://en.wikipedia.org/wiki/German_conjugation</text:p>
      <text:p text:style-name="P6">https://en.wiktionary.org/wiki/sehen</text:p>
      <text:p text:style-name="P6">https://en.wikipedia.org/wiki/Grammatical_mood</text:p>
      <text:p text:style-name="P6">https://de.wikipedia.org/wiki/Konjunktiv#:~:text=7%20Einzelnachweise-,Konjunktiv%20I,%2D%C2%B4%2C%20lautgesetzlich%20verallgemeinert%20german.</text:p>
      <text:p text:style-name="P6">etc.</text:p>
      <text:p text:style-name="P1"/>
      <text:p text:style-name="P8"/>
      <text:p text:style-name="P8"/>
      <text:p text:style-name="P8"/>
      <text:p text:style-name="P1"/>
      <text:p text:style-name="P1"/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<text:soft-page-break/>How to learn German verbs</text:p>
      <text:p text:style-name="P8"/>
      <text:p text:style-name="P8">The one form that you need to learn for every "weak" verb (i.e. regular verb)</text:p>
      <text:p text:style-name="P1"/>
      <text:p text:style-name="P25">For every "weak" verb (i.e. regular verb), you only need to learn the present infintitive (<text:span text:style-name="T32">INF</text:span>). From the this form, you can derive ...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0"/>
            <text:p text:style-name="P30">derived form</text:p>
          </table:table-cell>
          <table:table-cell table:style-name="Tabelle9.A1" office:value-type="string">
            <text:p text:style-name="P30"/>
            <text:p text:style-name="P30">formula</text:p>
          </table:table-cell>
          <table:table-cell table:style-name="Tabelle9.C1" office:value-type="string">
            <text:p text:style-name="P30">abbreviated name for the preceding formula</text:p>
          </table:table-cell>
        </table:table-row>
        <table:table-row>
          <table:table-cell table:style-name="Tabelle9.A2" office:value-type="string">
            <text:p text:style-name="P40">... the present stem</text:p>
          </table:table-cell>
          <table:table-cell table:style-name="Tabelle9.A2" office:value-type="string">
            <text:p text:style-name="P40"><text:span text:style-name="T32">INF</text:span> - en,</text:p>
            <text:p text:style-name="P40"><text:span text:style-name="T8">or</text:span> (!) <text:span text:style-name="T32">INF</text:span> - n,<text:span text:style-name="T8"> if the </text:span><text:span text:style-name="T12">INF</text:span><text:span text:style-name="T8"> doesn't end in -en</text:span></text:p>
          </table:table-cell>
          <table:table-cell table:style-name="Tabelle9.C2" office:value-type="string">
            <text:p text:style-name="P40">PRS</text:p>
          </table:table-cell>
        </table:table-row>
        <table:table-row>
          <table:table-cell table:style-name="Tabelle9.A3" office:value-type="string">
            <text:p text:style-name="P40">... the preterite stem</text:p>
          </table:table-cell>
          <table:table-cell table:style-name="Tabelle9.A3" office:value-type="string">
            <text:p text:style-name="P40"><text:span text:style-name="T30">PRS</text:span> + t</text:p>
            <text:p text:style-name="P40"><text:span text:style-name="T8">or</text:span> (!) <text:span text:style-name="T30">PRS</text:span> + et, <text:span text:style-name="T8">if </text:span><text:span text:style-name="T11">PRS</text:span><text:span text:style-name="T8"> ends in d, t, or in more than one consonant</text:span></text:p>
            <text:p text:style-name="P40">(= <text:span text:style-name="T32">INF</text:span> - (e)n + (e)t)</text:p>
          </table:table-cell>
          <table:table-cell table:style-name="Tabelle9.C3" office:value-type="string">
            <text:p text:style-name="P40">PTT</text:p>
          </table:table-cell>
        </table:table-row>
        <table:table-row>
          <table:table-cell table:style-name="Tabelle9.A4" office:value-type="string">
            <text:p text:style-name="P40">... the past participle ++ its auxiliary verb in infinitive form</text:p>
          </table:table-cell>
          <table:table-cell table:style-name="Tabelle9.A4" office:value-type="string">
            <text:p text:style-name="P40">ge + <text:span text:style-name="T31">PTT</text:span> ++ haben</text:p>
            <text:p text:style-name="P40">(= ge + <text:span text:style-name="T32">INF</text:span> - (e)n + (e)t ++ haben)</text:p>
          </table:table-cell>
          <table:table-cell table:style-name="Tabelle9.C4" office:value-type="string">
            <text:p text:style-name="P40">PPC ++ AUX</text:p>
          </table:table-cell>
        </table:table-row>
      </table:table>
      <text:p text:style-name="P1"/>
      <text:p text:style-name="P7">Some examples of "weak" verbs (i.e. regular verbs)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F"/>
        <table:table-row table:style-name="Tabelle11.1">
          <table:table-cell table:style-name="Tabelle11.A1" table:number-columns-spanned="2" office:value-type="string">
            <text:p text:style-name="P30">INF</text:p>
          </table:table-cell>
          <table:covered-table-cell/>
          <table:table-cell table:style-name="Tabelle11.C1" office:value-type="string">
            <text:p text:style-name="P30">PRS</text:p>
          </table:table-cell>
          <table:table-cell table:style-name="Tabelle11.D1" office:value-type="string">
            <text:p text:style-name="P30">PTT</text:p>
          </table:table-cell>
          <table:table-cell table:style-name="Tabelle11.E1" table:number-columns-spanned="2" office:value-type="string">
            <text:p text:style-name="P30">PPC ++ AUX</text:p>
          </table:table-cell>
          <table:covered-table-cell/>
        </table:table-row>
        <table:table-row table:style-name="Tabelle11.1">
          <table:table-cell table:style-name="Tabelle11.A1" office:value-type="string">
            <text:p text:style-name="P29">fragen </text:p>
          </table:table-cell>
          <table:table-cell table:style-name="Tabelle11.B2" office:value-type="string">
            <text:p text:style-name="P29">"to ask"</text:p>
          </table:table-cell>
          <table:table-cell table:style-name="Tabelle11.C2" office:value-type="string">
            <text:p text:style-name="P29">frag</text:p>
          </table:table-cell>
          <table:table-cell table:style-name="Tabelle11.D2" office:value-type="string">
            <text:p text:style-name="P29">fragt</text:p>
          </table:table-cell>
          <table:table-cell table:style-name="Tabelle11.E2" office:value-type="string">
            <text:p text:style-name="P40">gefragt haben</text:p>
          </table:table-cell>
          <table:table-cell table:style-name="Tabelle11.F2" office:value-type="string">
            <text:p text:style-name="P40">"to have asked"</text:p>
          </table:table-cell>
        </table:table-row>
        <table:table-row table:style-name="Tabelle11.1">
          <table:table-cell table:style-name="Tabelle11.A3" office:value-type="string">
            <text:p text:style-name="P29">lieben </text:p>
          </table:table-cell>
          <table:table-cell table:style-name="Tabelle11.B3" office:value-type="string">
            <text:p text:style-name="P29">"to love"</text:p>
          </table:table-cell>
          <table:table-cell table:style-name="Tabelle11.C2" office:value-type="string">
            <text:p text:style-name="P29">lieb</text:p>
          </table:table-cell>
          <table:table-cell table:style-name="Tabelle11.D2" office:value-type="string">
            <text:p text:style-name="P29">liebt</text:p>
          </table:table-cell>
          <table:table-cell table:style-name="Tabelle11.E3" office:value-type="string">
            <text:p text:style-name="P40">geliebt haben</text:p>
          </table:table-cell>
          <table:table-cell table:style-name="Tabelle11.F3" office:value-type="string">
            <text:p text:style-name="P40">"to have loved"</text:p>
          </table:table-cell>
        </table:table-row>
        <table:table-row table:style-name="Tabelle11.1">
          <table:table-cell table:style-name="Tabelle11.A3" office:value-type="string">
            <text:p text:style-name="P29">ordnen </text:p>
          </table:table-cell>
          <table:table-cell table:style-name="Tabelle11.B3" office:value-type="string">
            <text:p text:style-name="P29">"to bring in order"</text:p>
          </table:table-cell>
          <table:table-cell table:style-name="Tabelle11.C2" office:value-type="string">
            <text:p text:style-name="P29">ordn</text:p>
          </table:table-cell>
          <table:table-cell table:style-name="Tabelle11.D2" office:value-type="string">
            <text:p text:style-name="P29">ordnet (!), instead of <text:span text:style-name="T7">‡</text:span>ordnt</text:p>
          </table:table-cell>
          <table:table-cell table:style-name="Tabelle11.E3" office:value-type="string">
            <text:p text:style-name="P40">geordnet haben</text:p>
          </table:table-cell>
          <table:table-cell table:style-name="Tabelle11.F3" office:value-type="string">
            <text:p text:style-name="P40">"to have brought in order"</text:p>
          </table:table-cell>
        </table:table-row>
        <table:table-row table:style-name="Tabelle11.1">
          <table:table-cell table:style-name="Tabelle11.A3" office:value-type="string">
            <text:p text:style-name="P29">arbeiten </text:p>
          </table:table-cell>
          <table:table-cell table:style-name="Tabelle11.B3" office:value-type="string">
            <text:p text:style-name="P29">"to work"</text:p>
          </table:table-cell>
          <table:table-cell table:style-name="Tabelle11.C2" office:value-type="string">
            <text:p text:style-name="P29">arbeit</text:p>
          </table:table-cell>
          <table:table-cell table:style-name="Tabelle11.D2" office:value-type="string">
            <text:p text:style-name="P29">arbeitet (!), instead of <text:span text:style-name="T6">‡</text:span>arbeitt</text:p>
          </table:table-cell>
          <table:table-cell table:style-name="Tabelle11.E3" office:value-type="string">
            <text:p text:style-name="P40">gearbeitet haben</text:p>
          </table:table-cell>
          <table:table-cell table:style-name="Tabelle11.F3" office:value-type="string">
            <text:p text:style-name="P40">"to have worked"</text:p>
          </table:table-cell>
        </table:table-row>
        <table:table-row table:style-name="Tabelle11.1">
          <table:table-cell table:style-name="Tabelle11.A3" office:value-type="string">
            <text:p text:style-name="P29">handeln </text:p>
          </table:table-cell>
          <table:table-cell table:style-name="Tabelle11.B3" office:value-type="string">
            <text:p text:style-name="P29">"to trade, to act"</text:p>
          </table:table-cell>
          <table:table-cell table:style-name="Tabelle11.C2" office:value-type="string">
            <text:p text:style-name="P29">handel (!)</text:p>
          </table:table-cell>
          <table:table-cell table:style-name="Tabelle11.D2" office:value-type="string">
            <text:p text:style-name="P29">handelt</text:p>
          </table:table-cell>
          <table:table-cell table:style-name="Tabelle11.E3" office:value-type="string">
            <text:p text:style-name="P40">gehandelt <text:s/>haben</text:p>
          </table:table-cell>
          <table:table-cell table:style-name="Tabelle11.F3" office:value-type="string">
            <text:p text:style-name="P40">"to have traded, to have acted"</text:p>
          </table:table-cell>
        </table:table-row>
      </table:table>
      <text:p text:style-name="P1"/>
      <text:p text:style-name="P1">Using these derived forms, you can form all other forms of a "weak" verb (i.e. regular verb).</text:p>
      <text:p text:style-name="P9"><text:soft-page-break/>The non-synthetic tenses and moods of the "weak" verb, i.e. the tenses and moods being formed by merely altering the form of the verb itself</text:p>
      <text:p text:style-name="P8"/>
      <table:table table:name="Tabelle10" table:style-name="Tabelle10">
        <table:table-column table:style-name="Tabelle10.A" table:number-columns-repeated="4"/>
        <table:table-column table:style-name="Tabelle10.E"/>
        <table:table-column table:style-name="Tabelle10.A" table:number-columns-repeated="3"/>
        <table:table-column table:style-name="Tabelle10.I"/>
        <table:table-row>
          <table:table-cell table:style-name="Tabelle10.A1" table:number-rows-spanned="2" office:value-type="string">
            <text:p text:style-name="P30"/>
          </table:table-cell>
          <table:table-cell table:style-name="Tabelle10.B1" office:value-type="string">
            <text:p text:style-name="P30">number ⇨</text:p>
          </table:table-cell>
          <table:table-cell table:style-name="Tabelle10.C1" table:number-columns-spanned="4" office:value-type="string">
            <text:p text:style-name="P30">singular</text:p>
          </table:table-cell>
          <table:covered-table-cell/>
          <table:covered-table-cell/>
          <table:covered-table-cell/>
          <table:table-cell table:style-name="Tabelle10.B1" table:number-columns-spanned="3" office:value-type="string">
            <text:p text:style-name="P30">plural</text:p>
          </table:table-cell>
          <table:covered-table-cell/>
          <table:covered-table-cell/>
        </table:table-row>
        <table:table-row>
          <table:covered-table-cell/>
          <table:table-cell table:style-name="Tabelle10.C1" office:value-type="string">
            <text:p text:style-name="P30">person ⇨</text:p>
          </table:table-cell>
          <table:table-cell table:style-name="Tabelle10.C1" office:value-type="string">
            <text:p text:style-name="P30">1st</text:p>
          </table:table-cell>
          <table:table-cell table:style-name="Tabelle10.B1" office:value-type="string">
            <text:p text:style-name="P36">2nd</text:p>
          </table:table-cell>
          <table:table-cell table:style-name="Tabelle10.E2" office:value-type="string">
            <text:p text:style-name="P58">2nd <text:span text:style-name="T1">polite</text:span></text:p>
          </table:table-cell>
          <table:table-cell table:style-name="Tabelle10.E2" office:value-type="string">
            <text:p text:style-name="P30">3rd</text:p>
          </table:table-cell>
          <table:table-cell table:style-name="Tabelle10.E2" office:value-type="string">
            <text:p text:style-name="P30">1st</text:p>
          </table:table-cell>
          <table:table-cell table:style-name="Tabelle10.E2" office:value-type="string">
            <text:p text:style-name="P30">2nd</text:p>
          </table:table-cell>
          <table:table-cell table:style-name="Tabelle10.I2" office:value-type="string">
            <text:p text:style-name="P58">3rd</text:p>
          </table:table-cell>
        </table:table-row>
        <table:table-row>
          <table:table-cell table:style-name="Tabelle10.C1" table:number-rows-spanned="2" office:value-type="string">
            <text:p text:style-name="P30">tense and</text:p>
            <text:p text:style-name="P67">mood</text:p>
          </table:table-cell>
          <table:table-cell table:style-name="Tabelle10.B1" office:value-type="string">
            <text:p text:style-name="P30">pronoun ⇨</text:p>
          </table:table-cell>
          <table:table-cell table:style-name="Tabelle10.E2" table:number-rows-spanned="2" office:value-type="string">
            <text:p text:style-name="P30">ich</text:p>
            <text:p text:style-name="P30">"I"</text:p>
          </table:table-cell>
          <table:table-cell table:style-name="Tabelle10.E2" table:number-rows-spanned="2" office:value-type="string">
            <text:p text:style-name="P30">du </text:p>
            <text:p text:style-name="P30">"you<text:span text:style-name="T14">"</text:span></text:p>
          </table:table-cell>
          <table:table-cell table:style-name="Tabelle10.E2" table:number-rows-spanned="2" office:value-type="string">
            <text:p text:style-name="P58">Sie</text:p>
            <text:p text:style-name="P58">"you"</text:p>
          </table:table-cell>
          <table:table-cell table:style-name="Tabelle10.E2" table:number-rows-spanned="2" office:value-type="string">
            <text:p text:style-name="P30">er, <text:span text:style-name="T19">sie</text:span>, es</text:p>
            <text:p text:style-name="P30">"he, she, it"</text:p>
          </table:table-cell>
          <table:table-cell table:style-name="Tabelle10.E2" table:number-rows-spanned="2" office:value-type="string">
            <text:p text:style-name="P30">wir</text:p>
            <text:p text:style-name="P30">"we"</text:p>
          </table:table-cell>
          <table:table-cell table:style-name="Tabelle10.E2" table:number-rows-spanned="2" office:value-type="string">
            <text:p text:style-name="P30">ihr</text:p>
            <text:p text:style-name="P30">"you"</text:p>
          </table:table-cell>
          <table:table-cell table:style-name="Tabelle10.I2" table:number-rows-spanned="2" office:value-type="string">
            <text:p text:style-name="P58">sie</text:p>
            <text:p text:style-name="P58">"they"</text:p>
          </table:table-cell>
        </table:table-row>
        <table:table-row>
          <table:covered-table-cell/>
          <table:table-cell table:style-name="Tabelle10.I2" office:value-type="string">
            <text:p text:style-name="P30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0.E2" office:value-type="string">
            <text:p text:style-name="P33">present</text:p>
            <text:p text:style-name="P41">imperative<text:span text:style-name="T14"><text:note text:id="ftn1" text:note-class="footnote"><text:note-citation>1</text:note-citation><text:note-body><text:p text:style-name="P65">There is only a present imperative in German. Imperatives of other tenses don't exist.</text:p></text:note-body></text:note></text:span></text:p>
          </table:table-cell>
          <table:table-cell table:style-name="Tabelle10.E2" office:value-type="string">
            <text:p text:style-name="P30">"Walk!"</text:p>
          </table:table-cell>
          <table:table-cell table:style-name="Tabelle10.C5" office:value-type="string">
            <text:p text:style-name="P50"/>
          </table:table-cell>
          <table:table-cell table:style-name="Tabelle10.D5" office:value-type="string">
            <text:p text:style-name="P5">PRS</text:p>
            <text:p text:style-name="P5">+ <text:span text:style-name="T16">(e)</text:span><text:span text:style-name="T16"><text:note text:id="ftn2" text:note-class="footnote"><text:note-citation>2</text:note-citation><text:note-body><text:p text:style-name="P66">Add this e, if PRS ends in d, t, or in more than one consonant.</text:p></text:note-body></text:note></text:span></text:p>
          </table:table-cell>
          <table:table-cell table:style-name="Tabelle10.E5" office:value-type="string">
            <text:p text:style-name="P28">INF</text:p>
          </table:table-cell>
          <table:table-cell table:style-name="Tabelle10.C5" office:value-type="string">
            <text:p text:style-name="P50"/>
          </table:table-cell>
          <table:table-cell table:style-name="Tabelle10.C5" office:value-type="string">
            <text:p text:style-name="P50"/>
          </table:table-cell>
          <table:table-cell table:style-name="Tabelle10.D5" office:value-type="string">
            <text:p text:style-name="P50">PRS</text:p>
            <text:p text:style-name="P50">+ <text:span text:style-name="T28">(e)</text:span><text:span text:style-name="T21">1</text:span><text:span text:style-name="T28">t</text:span></text:p>
          </table:table-cell>
          <table:table-cell table:style-name="Tabelle10.I5" office:value-type="string">
            <text:p text:style-name="P24"/>
          </table:table-cell>
        </table:table-row>
        <table:table-row>
          <table:table-cell table:style-name="Tabelle10.E2" office:value-type="string">
            <text:p text:style-name="P33">present</text:p>
            <text:p text:style-name="P41">indicative</text:p>
          </table:table-cell>
          <table:table-cell table:style-name="Tabelle10.E2" office:value-type="string">
            <text:p text:style-name="P30">"I walk."</text:p>
            <text:p text:style-name="P30">"I am walking."</text:p>
          </table:table-cell>
          <table:table-cell table:style-name="Tabelle10.D5" office:value-type="string">
            <text:p text:style-name="P50">PRS</text:p>
            <text:p text:style-name="P50">+ e</text:p>
          </table:table-cell>
          <table:table-cell table:style-name="Tabelle10.D5" office:value-type="string">
            <text:p text:style-name="P5">PRS</text:p>
            <text:p text:style-name="P50">+ <text:span text:style-name="T28">(e)</text:span><text:span text:style-name="T21">1</text:span><text:span text:style-name="T28">st</text:span></text:p>
          </table:table-cell>
          <table:table-cell table:style-name="Tabelle10.E5" office:value-type="string">
            <text:p text:style-name="P28">INF</text:p>
          </table:table-cell>
          <table:table-cell table:style-name="Tabelle10.D5" office:value-type="string">
            <text:p text:style-name="P5">PRS</text:p>
            <text:p text:style-name="P50">+ <text:span text:style-name="T28">(e)</text:span><text:span text:style-name="T21">1</text:span><text:span text:style-name="T28">t</text:span></text:p>
          </table:table-cell>
          <table:table-cell table:style-name="Tabelle10.E5" office:value-type="string">
            <text:p text:style-name="P28">INF</text:p>
          </table:table-cell>
          <table:table-cell table:style-name="Tabelle10.D5" office:value-type="string">
            <text:p text:style-name="P5">PRS</text:p>
            <text:p text:style-name="P50">+ <text:span text:style-name="T28">(e)</text:span><text:span text:style-name="T21">1</text:span><text:span text:style-name="T28">t</text:span></text:p>
          </table:table-cell>
          <table:table-cell table:style-name="Tabelle10.I6" office:value-type="string">
            <text:p text:style-name="P28">INF</text:p>
          </table:table-cell>
        </table:table-row>
        <table:table-row>
          <table:table-cell table:style-name="Tabelle10.A7" office:value-type="string">
            <text:p text:style-name="P33">present <text:span text:style-name="T8">subjunctive</text:span><text:note text:id="ftn3" text:note-class="footnote"><text:note-citation>3</text:note-citation><text:note-body><text:p text:style-name="P65">The present subjunctive is usually called "the conditional I".</text:p></text:note-body></text:note></text:p>
          </table:table-cell>
          <table:table-cell table:style-name="Tabelle10.A7" office:value-type="string">
            <text:p text:style-name="P63">TO BE DONE</text:p>
          </table:table-cell>
          <table:table-cell table:style-name="Tabelle10.D5" office:value-type="string">
            <text:p text:style-name="P5">PRS</text:p>
            <text:p text:style-name="P50">+ e</text:p>
          </table:table-cell>
          <table:table-cell table:style-name="Tabelle10.D5" office:value-type="string">
            <text:p text:style-name="P5">PRS</text:p>
            <text:p text:style-name="P50">+ est</text:p>
          </table:table-cell>
          <table:table-cell table:style-name="Tabelle10.E5" office:value-type="string">
            <text:p text:style-name="P28">INF</text:p>
          </table:table-cell>
          <table:table-cell table:style-name="Tabelle10.D5" office:value-type="string">
            <text:p text:style-name="P5">PRS</text:p>
            <text:p text:style-name="P50">+ e</text:p>
          </table:table-cell>
          <table:table-cell table:style-name="Tabelle10.E5" office:value-type="string">
            <text:p text:style-name="P28">INF</text:p>
          </table:table-cell>
          <table:table-cell table:style-name="Tabelle10.D5" office:value-type="string">
            <text:p text:style-name="P5">PRS</text:p>
            <text:p text:style-name="P50">+ et</text:p>
          </table:table-cell>
          <table:table-cell table:style-name="Tabelle10.I6" office:value-type="string">
            <text:p text:style-name="P28">INF</text:p>
          </table:table-cell>
        </table:table-row>
        <table:table-row>
          <table:table-cell table:style-name="Tabelle10.A7" office:value-type="string">
            <text:p text:style-name="P33">preterite<text:note text:id="ftn4" text:note-class="footnote"><text:note-citation>4</text:note-citation><text:note-body><text:p text:style-name="P65">The preterite is sometimes called "the imperfect".</text:p></text:note-body></text:note> <text:span text:style-name="T8">indicative</text:span></text:p>
          </table:table-cell>
          <table:table-cell table:style-name="Tabelle10.A7" office:value-type="string">
            <text:p text:style-name="P30">"I walked."</text:p>
          </table:table-cell>
          <table:table-cell table:style-name="Tabelle10.C8" office:value-type="string">
            <text:p text:style-name="P5">PTT</text:p>
            <text:p text:style-name="P50">+ e</text:p>
          </table:table-cell>
          <table:table-cell table:style-name="Tabelle10.C8" office:value-type="string">
            <text:p text:style-name="P5">PTT</text:p>
            <text:p text:style-name="P50">+ est</text:p>
          </table:table-cell>
          <table:table-cell table:style-name="Tabelle10.C8" office:value-type="string">
            <text:p text:style-name="P5">PTT</text:p>
            <text:p text:style-name="P50">+ en</text:p>
          </table:table-cell>
          <table:table-cell table:style-name="Tabelle10.C8" office:value-type="string">
            <text:p text:style-name="P5">PTT</text:p>
            <text:p text:style-name="P50">+ e</text:p>
          </table:table-cell>
          <table:table-cell table:style-name="Tabelle10.C8" office:value-type="string">
            <text:p text:style-name="P5">PTT</text:p>
            <text:p text:style-name="P50">+ en</text:p>
          </table:table-cell>
          <table:table-cell table:style-name="Tabelle10.C8" office:value-type="string">
            <text:p text:style-name="P5">PTT</text:p>
            <text:p text:style-name="P50">+ et</text:p>
          </table:table-cell>
          <table:table-cell table:style-name="Tabelle10.I8" office:value-type="string">
            <text:p text:style-name="P5">PTT</text:p>
            <text:p text:style-name="P50">+ en</text:p>
          </table:table-cell>
        </table:table-row>
        <table:table-row>
          <table:table-cell table:style-name="Tabelle10.A7" office:value-type="string">
            <text:p text:style-name="P33">preterite <text:span text:style-name="T8">subjunctive</text:span><text:note text:id="ftn5" text:note-class="footnote"><text:note-citation>5</text:note-citation><text:note-body><text:p text:style-name="P65">The preterite subjunctive is usually called "the conditional II".</text:p></text:note-body></text:note></text:p>
          </table:table-cell>
          <table:table-cell table:style-name="Tabelle10.A7" office:value-type="string">
            <text:p text:style-name="P30">"I would walk."</text:p>
          </table:table-cell>
          <table:table-cell table:style-name="Tabelle10.C8" office:value-type="string">
            <text:p text:style-name="P5">PTT</text:p>
            <text:p text:style-name="P50">+ e</text:p>
          </table:table-cell>
          <table:table-cell table:style-name="Tabelle10.C8" office:value-type="string">
            <text:p text:style-name="P5">PTT</text:p>
            <text:p text:style-name="P50">+ est</text:p>
          </table:table-cell>
          <table:table-cell table:style-name="Tabelle10.C8" office:value-type="string">
            <text:p text:style-name="P5">PTT</text:p>
            <text:p text:style-name="P5">+ en</text:p>
          </table:table-cell>
          <table:table-cell table:style-name="Tabelle10.C8" office:value-type="string">
            <text:p text:style-name="P5">PTT</text:p>
            <text:p text:style-name="P5">+ e</text:p>
          </table:table-cell>
          <table:table-cell table:style-name="Tabelle10.C8" office:value-type="string">
            <text:p text:style-name="P5">PTT</text:p>
            <text:p text:style-name="P5">+ en</text:p>
          </table:table-cell>
          <table:table-cell table:style-name="Tabelle10.C8" office:value-type="string">
            <text:p text:style-name="P5">PTT</text:p>
            <text:p text:style-name="P50">+ et</text:p>
          </table:table-cell>
          <table:table-cell table:style-name="Tabelle10.I8" office:value-type="string">
            <text:p text:style-name="P5">PTT</text:p>
            <text:p text:style-name="P5">+ en</text:p>
          </table:table-cell>
        </table:table-row>
      </table:table>
      <text:p text:style-name="P10"><text:soft-page-break/>General remarks on the use of these forms</text:p>
      <text:p text:style-name="P6"/>
      <text:p text:style-name="P2">1. Almost all forms must be preceded by the corresponding pronoun or noun. E. g. <text:span text:style-name="T8">ich frag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8">Frag! Fragt! </text:span>Etc.</text:p>
      <text:p text:style-name="P2">2.2. The <text:span text:style-name="T1">polite present</text:span> <text:span text:style-name="T1">imperative 2nd person singular</text:span> is followed by the corresponding pronoun: <text:span text:style-name="T8">Fragen Sie!</text:span>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8">synthetic</text:span> tenses and moods further below.)</text:p>
      <text:p text:style-name="P1">3. The <text:span text:style-name="T3">preterite subjunctive</text:span> can be freely replaced with the <text:span text:style-name="T1">"conditional III"</text:span>. (See the <text:span text:style-name="T8">synthetic</text:span> tenses and moods further below.)</text:p>
      <text:p text:style-name="P1"/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4">The five forms that you need to learn</text:span><text:span text:style-name="T22"> for every "strong" verb (i.e. irregular verb)</text:span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36">form or derived form (<text:span text:style-name="T6">※)</text:span></text:p>
          </table:table-cell>
          <table:table-cell table:style-name="Tabelle12.A1" office:value-type="string">
            <text:p text:style-name="P36">formula</text:p>
          </table:table-cell>
          <table:table-cell table:style-name="Tabelle12.A1" office:value-type="string">
            <text:p text:style-name="P36">abbreviation</text:p>
          </table:table-cell>
          <table:table-cell table:style-name="Tabelle12.D1" office:value-type="string">
            <text:p text:style-name="P36">Does the form need to be learned?</text:p>
          </table:table-cell>
        </table:table-row>
        <table:table-row>
          <table:table-cell table:style-name="Tabelle12.A2" office:value-type="string">
            <text:p text:style-name="P40">the present infinitive</text:p>
          </table:table-cell>
          <table:table-cell table:style-name="Tabelle12.B2" office:value-type="string">
            <text:p text:style-name="P35"/>
          </table:table-cell>
          <table:table-cell table:style-name="Tabelle12.A2" office:value-type="string">
            <text:p text:style-name="P40">INF</text:p>
          </table:table-cell>
          <table:table-cell table:style-name="Tabelle12.D2" office:value-type="string">
            <text:p text:style-name="P30">yes</text:p>
          </table:table-cell>
        </table:table-row>
        <table:table-row>
          <table:table-cell table:style-name="Tabelle12.A3" office:value-type="string">
            <text:p text:style-name="P40"><text:span text:style-name="T6">※ </text:span>the present stem 1</text:p>
          </table:table-cell>
          <table:table-cell table:style-name="Tabelle12.A3" office:value-type="string">
            <text:p text:style-name="P40"><text:span text:style-name="T33">INF</text:span> - en</text:p>
          </table:table-cell>
          <table:table-cell table:style-name="Tabelle12.A3" office:value-type="string">
            <text:p text:style-name="P40">PRS1</text:p>
          </table:table-cell>
          <table:table-cell table:style-name="Tabelle12.D3" office:value-type="string">
            <text:p text:style-name="P30"/>
          </table:table-cell>
        </table:table-row>
        <table:table-row>
          <table:table-cell table:style-name="Tabelle12.A4" office:value-type="string">
            <text:p text:style-name="P38">the present indicative 3rd person singular</text:p>
          </table:table-cell>
          <table:table-cell table:style-name="Tabelle12.B2" office:value-type="string">
            <text:p text:style-name="P38"/>
          </table:table-cell>
          <table:table-cell table:style-name="Tabelle12.A4" office:value-type="string">
            <text:p text:style-name="P38"/>
          </table:table-cell>
          <table:table-cell table:style-name="Tabelle12.D4" office:value-type="string">
            <text:p text:style-name="P39">yes</text:p>
          </table:table-cell>
        </table:table-row>
        <table:table-row>
          <table:table-cell table:style-name="Tabelle12.A5" office:value-type="string">
            <text:p text:style-name="P40"><text:span text:style-name="T7">※ </text:span>the present stem 2</text:p>
          </table:table-cell>
          <table:table-cell table:style-name="Tabelle12.A5" office:value-type="string">
            <text:p text:style-name="P40"><text:span text:style-name="T28">present indicative 3rd person singular</text:span> - t</text:p>
          </table:table-cell>
          <table:table-cell table:style-name="Tabelle12.A5" office:value-type="string">
            <text:p text:style-name="P40">PRS2</text:p>
          </table:table-cell>
          <table:table-cell table:style-name="Tabelle12.D5" office:value-type="string">
            <text:p text:style-name="P30"/>
          </table:table-cell>
        </table:table-row>
        <table:table-row>
          <table:table-cell table:style-name="Tabelle12.A4" office:value-type="string">
            <text:p text:style-name="P40">the present imperative 2nd person singular</text:p>
          </table:table-cell>
          <table:table-cell table:style-name="Tabelle12.B2" office:value-type="string">
            <text:p text:style-name="P40"/>
          </table:table-cell>
          <table:table-cell table:style-name="Tabelle12.A4" office:value-type="string">
            <text:p text:style-name="P40">IMP</text:p>
          </table:table-cell>
          <table:table-cell table:style-name="Tabelle12.D4" office:value-type="string">
            <text:p text:style-name="P30">yes</text:p>
          </table:table-cell>
        </table:table-row>
        <table:table-row>
          <table:table-cell table:style-name="Tabelle12.A7" office:value-type="string">
            <text:p text:style-name="P40">the preterite indicative stem</text:p>
            <text:p text:style-name="P40">= the preterite indicative 3rd person singular</text:p>
          </table:table-cell>
          <table:table-cell table:style-name="Tabelle12.B2" office:value-type="string">
            <text:p text:style-name="P51"/>
          </table:table-cell>
          <table:table-cell table:style-name="Tabelle12.A7" office:value-type="string">
            <text:p text:style-name="P40">PTT</text:p>
          </table:table-cell>
          <table:table-cell table:style-name="Tabelle12.D7" office:value-type="string">
            <text:p text:style-name="P30">yes</text:p>
          </table:table-cell>
        </table:table-row>
        <table:table-row>
          <table:table-cell table:style-name="Tabelle12.A8" office:value-type="string">
            <text:p text:style-name="P40"><text:span text:style-name="T6">※</text:span> the preterite subjunctive stem</text:p>
          </table:table-cell>
          <table:table-cell table:style-name="Tabelle12.A8" office:value-type="string">
            <text:p text:style-name="P40"><text:span text:style-name="T34">PTT</text:span> + ¨ on the vowel, <text:span text:style-name="T8">if the vowel is a, o, or u</text:span></text:p>
            <text:p text:style-name="P40"><text:span text:style-name="T8">otherwise just </text:span><text:span text:style-name="T18">PTT</text:span></text:p>
          </table:table-cell>
          <table:table-cell table:style-name="Tabelle12.A8" office:value-type="string">
            <text:p text:style-name="P40">PTS</text:p>
          </table:table-cell>
          <table:table-cell table:style-name="Tabelle12.D8" office:value-type="string">
            <text:p text:style-name="P30"/>
          </table:table-cell>
        </table:table-row>
        <table:table-row>
          <table:table-cell table:style-name="Tabelle12.A9" office:value-type="string">
            <text:p text:style-name="P40">the past participle ++ its auxiliary verb in infinitive form</text:p>
          </table:table-cell>
          <table:table-cell table:style-name="Tabelle12.B2" office:value-type="string">
            <text:p text:style-name="P40"/>
          </table:table-cell>
          <table:table-cell table:style-name="Tabelle12.A9" office:value-type="string">
            <text:p text:style-name="P40">PPC ++ AUX</text:p>
          </table:table-cell>
          <table:table-cell table:style-name="Tabelle12.D9" office:value-type="string">
            <text:p text:style-name="P30">yes</text:p>
          </table:table-cell>
        </table:table-row>
      </table:table>
      <text:p text:style-name="P1"/>
      <text:p text:style-name="P7">Some examples of "strong verbs" (i.e. irregular verbs)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F"/>
        <table:table-column table:style-name="Tabelle14.G"/>
        <table:table-column table:style-name="Tabelle14.H"/>
        <table:table-column table:style-name="Tabelle14.I"/>
        <table:table-column table:style-name="Tabelle14.J"/>
        <table:table-column table:style-name="Tabelle14.K"/>
        <table:table-column table:style-name="Tabelle14.L"/>
        <table:table-column table:style-name="Tabelle14.M"/>
        <table:table-row>
          <table:table-cell table:style-name="Tabelle14.A1" table:number-columns-spanned="3" office:value-type="string">
            <text:p text:style-name="P53">INF <text:span text:style-name="T15">※</text:span><text:span text:style-name="T5"> PRS1</text:span></text:p>
          </table:table-cell>
          <table:covered-table-cell/>
          <table:covered-table-cell/>
          <table:table-cell table:style-name="Tabelle14.D1" table:number-columns-spanned="3" office:value-type="string">
            <text:p text:style-name="P57"><text:span text:style-name="T17">※ </text:span>PRS2</text:p>
          </table:table-cell>
          <table:covered-table-cell/>
          <table:covered-table-cell/>
          <table:table-cell table:style-name="Tabelle14.G1" table:number-columns-spanned="2" office:value-type="string">
            <text:p text:style-name="P53">IMP</text:p>
          </table:table-cell>
          <table:covered-table-cell/>
          <table:table-cell table:style-name="Tabelle14.I1" table:number-columns-spanned="3" office:value-type="string">
            <text:p text:style-name="P53">PTT <text:span text:style-name="T20">※ PTS</text:span></text:p>
          </table:table-cell>
          <table:covered-table-cell/>
          <table:covered-table-cell/>
          <table:table-cell table:style-name="Tabelle14.L1" table:number-columns-spanned="2" office:value-type="string">
            <text:p text:style-name="P53">PPC ++ <text:span text:style-name="T8">AUX</text:span></text:p>
          </table:table-cell>
          <table:covered-table-cell/>
        </table:table-row>
        <table:table-row table:style-name="Tabelle14.2">
          <table:table-cell table:style-name="Tabelle14.A1" office:value-type="string">
            <text:p text:style-name="P52">sehen </text:p>
          </table:table-cell>
          <table:table-cell table:style-name="Tabelle14.B2" office:value-type="string">
            <text:p text:style-name="P52">"to see"</text:p>
          </table:table-cell>
          <table:table-cell table:style-name="Tabelle14.C2" office:value-type="string">
            <text:p text:style-name="P52"><text:span text:style-name="T15">※</text:span><text:span text:style-name="T5"> seh</text:span></text:p>
          </table:table-cell>
          <table:table-cell table:style-name="Tabelle14.D1" office:value-type="string">
            <text:p text:style-name="P55">er sieht</text:p>
          </table:table-cell>
          <table:table-cell table:style-name="Tabelle14.E2" office:value-type="string">
            <text:p text:style-name="P55">"he sees"</text:p>
          </table:table-cell>
          <table:table-cell table:style-name="Tabelle14.F2" office:value-type="string">
            <text:p text:style-name="P56"><text:span text:style-name="T17">※ </text:span>sieh</text:p>
          </table:table-cell>
          <table:table-cell table:style-name="Tabelle14.G1" office:value-type="string">
            <text:p text:style-name="P54"><text:span text:style-name="T27">Sieh</text:span>! </text:p>
          </table:table-cell>
          <table:table-cell table:style-name="Tabelle14.H2" office:value-type="string">
            <text:p text:style-name="P54">"See!"</text:p>
          </table:table-cell>
          <table:table-cell table:style-name="Tabelle14.I1" office:value-type="string">
            <text:p text:style-name="P54">er <text:span text:style-name="T27">sah</text:span> </text:p>
          </table:table-cell>
          <table:table-cell table:style-name="Tabelle14.J2" office:value-type="string">
            <text:p text:style-name="P54">"he saw" </text:p>
          </table:table-cell>
          <table:table-cell table:style-name="Tabelle14.K2" office:value-type="string">
            <text:p text:style-name="P68">※ säh</text:p>
          </table:table-cell>
          <table:table-cell table:style-name="Tabelle14.G1" office:value-type="string">
            <text:p text:style-name="P54">gesehen <text:span text:style-name="T8">haben</text:span></text:p>
          </table:table-cell>
          <table:table-cell table:style-name="Tabelle14.H2" office:value-type="string">
            <text:p text:style-name="P54">"to have seen"</text:p>
          </table:table-cell>
        </table:table-row>
        <table:table-row>
          <table:table-cell table:style-name="Tabelle14.A3" office:value-type="string">
            <text:p text:style-name="P52">fahren </text:p>
          </table:table-cell>
          <table:table-cell table:style-name="Tabelle14.B3" office:value-type="string">
            <text:p text:style-name="P52">"to drive"</text:p>
          </table:table-cell>
          <table:table-cell table:style-name="Tabelle14.C3" office:value-type="string">
            <text:p text:style-name="P52"><text:span text:style-name="T15">※</text:span><text:span text:style-name="T5"> fahr</text:span></text:p>
          </table:table-cell>
          <table:table-cell table:style-name="Tabelle14.D3" office:value-type="string">
            <text:p text:style-name="P55">er fährt</text:p>
          </table:table-cell>
          <table:table-cell table:style-name="Tabelle14.E3" office:value-type="string">
            <text:p text:style-name="P55">"he drives"</text:p>
          </table:table-cell>
          <table:table-cell table:style-name="Tabelle14.F3" office:value-type="string">
            <text:p text:style-name="P56"><text:span text:style-name="T17">※ </text:span>fähr</text:p>
          </table:table-cell>
          <table:table-cell table:style-name="Tabelle14.G3" office:value-type="string">
            <text:p text:style-name="P54"><text:span text:style-name="T27">Fahr</text:span>! </text:p>
          </table:table-cell>
          <table:table-cell table:style-name="Tabelle14.H3" office:value-type="string">
            <text:p text:style-name="P54">"Drive!"</text:p>
          </table:table-cell>
          <table:table-cell table:style-name="Tabelle14.I3" office:value-type="string">
            <text:p text:style-name="P54">er <text:span text:style-name="T27">fuhr</text:span> </text:p>
          </table:table-cell>
          <table:table-cell table:style-name="Tabelle14.J3" office:value-type="string">
            <text:p text:style-name="P54">"he drove" </text:p>
          </table:table-cell>
          <table:table-cell table:style-name="Tabelle14.K3" office:value-type="string">
            <text:p text:style-name="P68">※ führ</text:p>
          </table:table-cell>
          <table:table-cell table:style-name="Tabelle14.G3" office:value-type="string">
            <text:p text:style-name="P54">gefahren <text:span text:style-name="T8">sein</text:span></text:p>
          </table:table-cell>
          <table:table-cell table:style-name="Tabelle14.H3" office:value-type="string">
            <text:p text:style-name="P54">"to have driven"</text:p>
          </table:table-cell>
        </table:table-row>
        <table:table-row>
          <table:table-cell table:style-name="Tabelle14.A3" office:value-type="string">
            <text:p text:style-name="P52">geben </text:p>
          </table:table-cell>
          <table:table-cell table:style-name="Tabelle14.B3" office:value-type="string">
            <text:p text:style-name="P52">"to give"</text:p>
          </table:table-cell>
          <table:table-cell table:style-name="Tabelle14.C3" office:value-type="string">
            <text:p text:style-name="P52"><text:span text:style-name="T15">※</text:span><text:span text:style-name="T5"> geb</text:span></text:p>
          </table:table-cell>
          <table:table-cell table:style-name="Tabelle14.D3" office:value-type="string">
            <text:p text:style-name="P55">er gibt</text:p>
          </table:table-cell>
          <table:table-cell table:style-name="Tabelle14.E3" office:value-type="string">
            <text:p text:style-name="P55">"he gives"</text:p>
          </table:table-cell>
          <table:table-cell table:style-name="Tabelle14.F3" office:value-type="string">
            <text:p text:style-name="P56"><text:span text:style-name="T17">※ </text:span>gib</text:p>
          </table:table-cell>
          <table:table-cell table:style-name="Tabelle14.G3" office:value-type="string">
            <text:p text:style-name="P54"><text:span text:style-name="T27">Gib</text:span>! </text:p>
          </table:table-cell>
          <table:table-cell table:style-name="Tabelle14.H3" office:value-type="string">
            <text:p text:style-name="P54">"Give!"</text:p>
          </table:table-cell>
          <table:table-cell table:style-name="Tabelle14.I3" office:value-type="string">
            <text:p text:style-name="P54">er <text:span text:style-name="T29">gab</text:span> </text:p>
          </table:table-cell>
          <table:table-cell table:style-name="Tabelle14.J3" office:value-type="string">
            <text:p text:style-name="P54">"he gave"</text:p>
          </table:table-cell>
          <table:table-cell table:style-name="Tabelle14.K3" office:value-type="string">
            <text:p text:style-name="P68">※ gäb</text:p>
          </table:table-cell>
          <table:table-cell table:style-name="Tabelle14.G3" office:value-type="string">
            <text:p text:style-name="P54">gegeben <text:span text:style-name="T8">haben</text:span> </text:p>
          </table:table-cell>
          <table:table-cell table:style-name="Tabelle14.H3" office:value-type="string">
            <text:p text:style-name="P54">"to have given"</text:p>
          </table:table-cell>
        </table:table-row>
        <table:table-row>
          <table:table-cell table:style-name="Tabelle14.A3" office:value-type="string">
            <text:p text:style-name="P52">gehen </text:p>
          </table:table-cell>
          <table:table-cell table:style-name="Tabelle14.B3" office:value-type="string">
            <text:p text:style-name="P52">"to go"</text:p>
          </table:table-cell>
          <table:table-cell table:style-name="Tabelle14.C3" office:value-type="string">
            <text:p text:style-name="P52"><text:span text:style-name="T15">※</text:span><text:span text:style-name="T5"> geh</text:span></text:p>
          </table:table-cell>
          <table:table-cell table:style-name="Tabelle14.D3" office:value-type="string">
            <text:p text:style-name="P55">er geht</text:p>
          </table:table-cell>
          <table:table-cell table:style-name="Tabelle14.E3" office:value-type="string">
            <text:p text:style-name="P55">"he goes"</text:p>
          </table:table-cell>
          <table:table-cell table:style-name="Tabelle14.F3" office:value-type="string">
            <text:p text:style-name="P56"><text:span text:style-name="T17">※ </text:span>geh</text:p>
          </table:table-cell>
          <table:table-cell table:style-name="Tabelle14.G3" office:value-type="string">
            <text:p text:style-name="P54"><text:span text:style-name="T27">Geh</text:span>! </text:p>
          </table:table-cell>
          <table:table-cell table:style-name="Tabelle14.H3" office:value-type="string">
            <text:p text:style-name="P54">"Go!"</text:p>
          </table:table-cell>
          <table:table-cell table:style-name="Tabelle14.I3" office:value-type="string">
            <text:p text:style-name="P54">er <text:span text:style-name="T27">ging</text:span> </text:p>
          </table:table-cell>
          <table:table-cell table:style-name="Tabelle14.J3" office:value-type="string">
            <text:p text:style-name="P54">"he went" </text:p>
          </table:table-cell>
          <table:table-cell table:style-name="Tabelle14.K3" office:value-type="string">
            <text:p text:style-name="P68">※ ging (!)</text:p>
          </table:table-cell>
          <table:table-cell table:style-name="Tabelle14.G3" office:value-type="string">
            <text:p text:style-name="P54">gegangen <text:span text:style-name="T8">sein</text:span></text:p>
          </table:table-cell>
          <table:table-cell table:style-name="Tabelle14.H3" office:value-type="string">
            <text:p text:style-name="P54">"to have gone"</text:p>
          </table:table-cell>
        </table:table-row>
        <table:table-row>
          <table:table-cell table:style-name="Tabelle14.A3" office:value-type="string">
            <text:p text:style-name="P52">stoßen </text:p>
          </table:table-cell>
          <table:table-cell table:style-name="Tabelle14.B3" office:value-type="string">
            <text:p text:style-name="P52">"to push"</text:p>
          </table:table-cell>
          <table:table-cell table:style-name="Tabelle14.C3" office:value-type="string">
            <text:p text:style-name="P52"><text:span text:style-name="T15">※</text:span><text:span text:style-name="T5"> stoß</text:span></text:p>
          </table:table-cell>
          <table:table-cell table:style-name="Tabelle14.D3" office:value-type="string">
            <text:p text:style-name="P55">er stößt</text:p>
          </table:table-cell>
          <table:table-cell table:style-name="Tabelle14.E3" office:value-type="string">
            <text:p text:style-name="P55">"he pushes"</text:p>
          </table:table-cell>
          <table:table-cell table:style-name="Tabelle14.F3" office:value-type="string">
            <text:p text:style-name="P56"><text:span text:style-name="T17">※ </text:span>stöß</text:p>
          </table:table-cell>
          <table:table-cell table:style-name="Tabelle14.G3" office:value-type="string">
            <text:p text:style-name="P54"><text:span text:style-name="T27">Stoß</text:span>! </text:p>
          </table:table-cell>
          <table:table-cell table:style-name="Tabelle14.H3" office:value-type="string">
            <text:p text:style-name="P54">"Push!"</text:p>
          </table:table-cell>
          <table:table-cell table:style-name="Tabelle14.I3" office:value-type="string">
            <text:p text:style-name="P54">er <text:span text:style-name="T27">stieß</text:span> </text:p>
          </table:table-cell>
          <table:table-cell table:style-name="Tabelle14.J3" office:value-type="string">
            <text:p text:style-name="P54">"he pushed" </text:p>
          </table:table-cell>
          <table:table-cell table:style-name="Tabelle14.K3" office:value-type="string">
            <text:p text:style-name="P68">※ stieß (!)</text:p>
          </table:table-cell>
          <table:table-cell table:style-name="Tabelle14.G3" office:value-type="string">
            <text:p text:style-name="P54">gestoßen <text:span text:style-name="T8">haben</text:span></text:p>
          </table:table-cell>
          <table:table-cell table:style-name="Tabelle14.H3" office:value-type="string">
            <text:p text:style-name="P54">"to have pushed"</text:p>
          </table:table-cell>
        </table:table-row>
        <table:table-row>
          <table:table-cell table:style-name="Tabelle14.A3" office:value-type="string">
            <text:p text:style-name="P52">frieren </text:p>
          </table:table-cell>
          <table:table-cell table:style-name="Tabelle14.B3" office:value-type="string">
            <text:p text:style-name="P52">"to feel cold"</text:p>
          </table:table-cell>
          <table:table-cell table:style-name="Tabelle14.C3" office:value-type="string">
            <text:p text:style-name="P52"><text:span text:style-name="T15">※</text:span><text:span text:style-name="T5"> frier</text:span></text:p>
          </table:table-cell>
          <table:table-cell table:style-name="Tabelle14.D3" office:value-type="string">
            <text:p text:style-name="P55">er friert</text:p>
          </table:table-cell>
          <table:table-cell table:style-name="Tabelle14.E3" office:value-type="string">
            <text:p text:style-name="P55">"he feels cold"</text:p>
          </table:table-cell>
          <table:table-cell table:style-name="Tabelle14.F3" office:value-type="string">
            <text:p text:style-name="P56"><text:span text:style-name="T17">※</text:span> frier</text:p>
          </table:table-cell>
          <table:table-cell table:style-name="Tabelle14.G3" office:value-type="string">
            <text:p text:style-name="P54"><text:span text:style-name="T27">Frier</text:span>! </text:p>
          </table:table-cell>
          <table:table-cell table:style-name="Tabelle14.H3" office:value-type="string">
            <text:p text:style-name="P54">"Feel cold!"</text:p>
          </table:table-cell>
          <table:table-cell table:style-name="Tabelle14.I3" office:value-type="string">
            <text:p text:style-name="P54">er <text:span text:style-name="T27">fror</text:span> </text:p>
          </table:table-cell>
          <table:table-cell table:style-name="Tabelle14.J3" office:value-type="string">
            <text:p text:style-name="P54">"he felt cold" </text:p>
          </table:table-cell>
          <table:table-cell table:style-name="Tabelle14.K3" office:value-type="string">
            <text:p text:style-name="P68">※ frör</text:p>
          </table:table-cell>
          <table:table-cell table:style-name="Tabelle14.G3" office:value-type="string">
            <text:p text:style-name="P54">gefroren <text:span text:style-name="T8">haben</text:span></text:p>
          </table:table-cell>
          <table:table-cell table:style-name="Tabelle14.H3" office:value-type="string">
            <text:p text:style-name="P54">"to have felt cold"</text:p>
          </table:table-cell>
        </table:table-row>
      </table:table>
      <text:p text:style-name="P1"/>
      <text:p text:style-name="P1">Using these forms, you can form all other forms of a "strong" verb (i.e. irregular verb).</text:p>
      <text:p text:style-name="P9"><text:soft-page-break/>The non-synthetic tenses and moods of the "strong" verb, i.e. the tenses and moods being formed by merely altering the form of the verb itself</text:p>
      <text:p text:style-name="P1"/>
      <table:table table:name="Tabelle7" table:style-name="Tabelle7">
        <table:table-column table:style-name="Tabelle7.A" table:number-columns-repeated="4"/>
        <table:table-column table:style-name="Tabelle7.E"/>
        <table:table-column table:style-name="Tabelle7.A" table:number-columns-repeated="3"/>
        <table:table-column table:style-name="Tabelle7.I"/>
        <table:table-row>
          <table:table-cell table:style-name="Tabelle7.A1" table:number-rows-spanned="2" office:value-type="string">
            <text:p text:style-name="P30"/>
          </table:table-cell>
          <table:table-cell table:style-name="Tabelle7.A1" office:value-type="string">
            <text:p text:style-name="P30">number ⇨</text:p>
          </table:table-cell>
          <table:table-cell table:style-name="Tabelle7.A1" table:number-columns-spanned="4" office:value-type="string">
            <text:p text:style-name="P30">singular</text:p>
          </table:table-cell>
          <table:covered-table-cell/>
          <table:covered-table-cell/>
          <table:covered-table-cell/>
          <table:table-cell table:style-name="Tabelle7.G1" table:number-columns-spanned="3" office:value-type="string">
            <text:p text:style-name="P30">plural</text:p>
          </table:table-cell>
          <table:covered-table-cell/>
          <table:covered-table-cell/>
        </table:table-row>
        <table:table-row>
          <table:covered-table-cell/>
          <table:table-cell table:style-name="Tabelle7.B2" office:value-type="string">
            <text:p text:style-name="P30">person ⇨</text:p>
          </table:table-cell>
          <table:table-cell table:style-name="Tabelle7.B2" office:value-type="string">
            <text:p text:style-name="P30">1st</text:p>
          </table:table-cell>
          <table:table-cell table:style-name="Tabelle7.B2" office:value-type="string">
            <text:p text:style-name="P36">2nd</text:p>
          </table:table-cell>
          <table:table-cell table:style-name="Tabelle7.B2" office:value-type="string">
            <text:p text:style-name="P58">2nd <text:span text:style-name="T1">polite</text:span></text:p>
          </table:table-cell>
          <table:table-cell table:style-name="Tabelle7.B2" office:value-type="string">
            <text:p text:style-name="P30">3rd</text:p>
          </table:table-cell>
          <table:table-cell table:style-name="Tabelle7.B2" office:value-type="string">
            <text:p text:style-name="P30">1st</text:p>
          </table:table-cell>
          <table:table-cell table:style-name="Tabelle7.B2" office:value-type="string">
            <text:p text:style-name="P30">2nd</text:p>
          </table:table-cell>
          <table:table-cell table:style-name="Tabelle7.I2" office:value-type="string">
            <text:p text:style-name="P58">3rd</text:p>
          </table:table-cell>
        </table:table-row>
        <table:table-row>
          <table:table-cell table:style-name="Tabelle7.B2" table:number-rows-spanned="2" office:value-type="string">
            <text:p text:style-name="P30">tense and</text:p>
            <text:p text:style-name="P67">mood</text:p>
          </table:table-cell>
          <table:table-cell table:style-name="Tabelle7.B2" office:value-type="string">
            <text:p text:style-name="P30">pronoun ⇨</text:p>
          </table:table-cell>
          <table:table-cell table:style-name="Tabelle7.B2" table:number-rows-spanned="2" office:value-type="string">
            <text:p text:style-name="P30">ich</text:p>
            <text:p text:style-name="P30">"I"</text:p>
          </table:table-cell>
          <table:table-cell table:style-name="Tabelle7.B2" table:number-rows-spanned="2" office:value-type="string">
            <text:p text:style-name="P30">du </text:p>
            <text:p text:style-name="P30">"you<text:span text:style-name="T14">"</text:span></text:p>
          </table:table-cell>
          <table:table-cell table:style-name="Tabelle7.B2" table:number-rows-spanned="2" office:value-type="string">
            <text:p text:style-name="P58">Sie</text:p>
            <text:p text:style-name="P58">"you"</text:p>
          </table:table-cell>
          <table:table-cell table:style-name="Tabelle7.B2" table:number-rows-spanned="2" office:value-type="string">
            <text:p text:style-name="P30">er, <text:span text:style-name="T19">sie</text:span>, es</text:p>
            <text:p text:style-name="P30">"he, she, it"</text:p>
          </table:table-cell>
          <table:table-cell table:style-name="Tabelle7.B2" table:number-rows-spanned="2" office:value-type="string">
            <text:p text:style-name="P30">wir</text:p>
            <text:p text:style-name="P30">"we"</text:p>
          </table:table-cell>
          <table:table-cell table:style-name="Tabelle7.B2" table:number-rows-spanned="2" office:value-type="string">
            <text:p text:style-name="P30">ihr</text:p>
            <text:p text:style-name="P30">"you"</text:p>
          </table:table-cell>
          <table:table-cell table:style-name="Tabelle7.I2" table:number-rows-spanned="2" office:value-type="string">
            <text:p text:style-name="P58">sie</text:p>
            <text:p text:style-name="P58">"they"</text:p>
          </table:table-cell>
        </table:table-row>
        <table:table-row>
          <table:covered-table-cell/>
          <table:table-cell table:style-name="Tabelle7.B2" office:value-type="string">
            <text:p text:style-name="P30">meaning ⇩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B2" office:value-type="string">
            <text:p text:style-name="P33">present</text:p>
            <text:p text:style-name="P41">imperative</text:p>
          </table:table-cell>
          <table:table-cell table:style-name="Tabelle7.B2" office:value-type="string">
            <text:p text:style-name="P30">"Walk!"</text:p>
          </table:table-cell>
          <table:table-cell table:style-name="Tabelle7.C5" office:value-type="string">
            <text:p text:style-name="P50"/>
          </table:table-cell>
          <table:table-cell table:style-name="Tabelle7.B2" office:value-type="string">
            <text:p text:style-name="P26">IMP</text:p>
            <text:p text:style-name="P27"/>
          </table:table-cell>
          <table:table-cell table:style-name="Tabelle7.E5" office:value-type="string">
            <text:p text:style-name="P28">INF</text:p>
          </table:table-cell>
          <table:table-cell table:style-name="Tabelle7.C5" office:value-type="string">
            <text:p text:style-name="P50"/>
          </table:table-cell>
          <table:table-cell table:style-name="Tabelle7.C5" office:value-type="string">
            <text:p text:style-name="P50"/>
          </table:table-cell>
          <table:table-cell table:style-name="Tabelle7.H5" office:value-type="string">
            <text:p text:style-name="P50">PRS1 </text:p>
            <text:p text:style-name="P50">+ <text:span text:style-name="T26">t</text:span></text:p>
          </table:table-cell>
          <table:table-cell table:style-name="Tabelle7.I5" office:value-type="string">
            <text:p text:style-name="P24"/>
          </table:table-cell>
        </table:table-row>
        <table:table-row>
          <table:table-cell table:style-name="Tabelle7.B2" office:value-type="string">
            <text:p text:style-name="P33">present</text:p>
            <text:p text:style-name="P41">indicative</text:p>
          </table:table-cell>
          <table:table-cell table:style-name="Tabelle7.B2" office:value-type="string">
            <text:p text:style-name="P30">"I walk."</text:p>
            <text:p text:style-name="P30">"I am walking."</text:p>
          </table:table-cell>
          <table:table-cell table:style-name="Tabelle7.H5" office:value-type="string">
            <text:p text:style-name="P50">PRS1 </text:p>
            <text:p text:style-name="P50">+ e</text:p>
          </table:table-cell>
          <table:table-cell table:style-name="Tabelle7.D6" office:value-type="string">
            <text:p text:style-name="P5">PRS2</text:p>
            <text:p text:style-name="P50">+ <text:span text:style-name="T26">st</text:span></text:p>
          </table:table-cell>
          <table:table-cell table:style-name="Tabelle7.E5" office:value-type="string">
            <text:p text:style-name="P28">INF</text:p>
          </table:table-cell>
          <table:table-cell table:style-name="Tabelle7.D6" office:value-type="string">
            <text:p text:style-name="P5">PRS2</text:p>
            <text:p text:style-name="P50">+ <text:span text:style-name="T26">t</text:span></text:p>
          </table:table-cell>
          <table:table-cell table:style-name="Tabelle7.E5" office:value-type="string">
            <text:p text:style-name="P28">INF</text:p>
          </table:table-cell>
          <table:table-cell table:style-name="Tabelle7.H5" office:value-type="string">
            <text:p text:style-name="P5">PRS1</text:p>
            <text:p text:style-name="P50">+ <text:span text:style-name="T26">t</text:span></text:p>
          </table:table-cell>
          <table:table-cell table:style-name="Tabelle7.I6" office:value-type="string">
            <text:p text:style-name="P28">INF</text:p>
          </table:table-cell>
        </table:table-row>
        <table:table-row>
          <table:table-cell table:style-name="Tabelle7.A7" office:value-type="string">
            <text:p text:style-name="P33">present <text:span text:style-name="T8">subjunctive</text:span></text:p>
          </table:table-cell>
          <table:table-cell table:style-name="Tabelle7.A7" office:value-type="string">
            <text:p text:style-name="P63">TO BE DONE</text:p>
            <text:p text:style-name="P63"/>
          </table:table-cell>
          <table:table-cell table:style-name="Tabelle7.H5" office:value-type="string">
            <text:p text:style-name="P5">PRS1</text:p>
            <text:p text:style-name="P50">+ e</text:p>
          </table:table-cell>
          <table:table-cell table:style-name="Tabelle7.H5" office:value-type="string">
            <text:p text:style-name="P5">PRS1</text:p>
            <text:p text:style-name="P50">+ est</text:p>
          </table:table-cell>
          <table:table-cell table:style-name="Tabelle7.E5" office:value-type="string">
            <text:p text:style-name="P28">INF</text:p>
          </table:table-cell>
          <table:table-cell table:style-name="Tabelle7.H5" office:value-type="string">
            <text:p text:style-name="P5">PRS1</text:p>
            <text:p text:style-name="P50">+ e</text:p>
          </table:table-cell>
          <table:table-cell table:style-name="Tabelle7.E5" office:value-type="string">
            <text:p text:style-name="P28">INF</text:p>
          </table:table-cell>
          <table:table-cell table:style-name="Tabelle7.H5" office:value-type="string">
            <text:p text:style-name="P5">PRS1</text:p>
            <text:p text:style-name="P50">+ et</text:p>
          </table:table-cell>
          <table:table-cell table:style-name="Tabelle7.I6" office:value-type="string">
            <text:p text:style-name="P28">INF</text:p>
          </table:table-cell>
        </table:table-row>
        <table:table-row>
          <table:table-cell table:style-name="Tabelle7.A7" office:value-type="string">
            <text:p text:style-name="P33">preterite <text:span text:style-name="T8">indicative</text:span></text:p>
          </table:table-cell>
          <table:table-cell table:style-name="Tabelle7.A7" office:value-type="string">
            <text:p text:style-name="P30">"I walked."</text:p>
          </table:table-cell>
          <table:table-cell table:style-name="Tabelle7.C8" office:value-type="string">
            <text:p text:style-name="P26">PTT</text:p>
          </table:table-cell>
          <table:table-cell table:style-name="Tabelle7.C8" office:value-type="string">
            <text:p text:style-name="P5">PTT</text:p>
            <text:p text:style-name="P50">+ <text:span text:style-name="T26">st</text:span></text:p>
          </table:table-cell>
          <table:table-cell table:style-name="Tabelle7.C8" office:value-type="string">
            <text:p text:style-name="P5">PTT</text:p>
            <text:p text:style-name="P50">+ en</text:p>
          </table:table-cell>
          <table:table-cell table:style-name="Tabelle7.C8" office:value-type="string">
            <text:p text:style-name="P26">PTT</text:p>
          </table:table-cell>
          <table:table-cell table:style-name="Tabelle7.C8" office:value-type="string">
            <text:p text:style-name="P5">PTT</text:p>
            <text:p text:style-name="P50">+ en</text:p>
          </table:table-cell>
          <table:table-cell table:style-name="Tabelle7.C8" office:value-type="string">
            <text:p text:style-name="P5">PTT</text:p>
            <text:p text:style-name="P50">+ <text:span text:style-name="T26">t</text:span></text:p>
          </table:table-cell>
          <table:table-cell table:style-name="Tabelle7.I8" office:value-type="string">
            <text:p text:style-name="P5">PTT</text:p>
            <text:p text:style-name="P50">+ en</text:p>
          </table:table-cell>
        </table:table-row>
        <table:table-row>
          <table:table-cell table:style-name="Tabelle7.A7" office:value-type="string">
            <text:p text:style-name="P33">preterite <text:span text:style-name="T8">subjunctive</text:span></text:p>
          </table:table-cell>
          <table:table-cell table:style-name="Tabelle7.A7" office:value-type="string">
            <text:p text:style-name="P30">"I would walk."</text:p>
          </table:table-cell>
          <table:table-cell table:style-name="Tabelle7.C9" office:value-type="string">
            <text:p text:style-name="P5">PTS</text:p>
            <text:p text:style-name="P50">+ e</text:p>
          </table:table-cell>
          <table:table-cell table:style-name="Tabelle7.C9" office:value-type="string">
            <text:p text:style-name="P5">PTS</text:p>
            <text:p text:style-name="P50">+ est</text:p>
          </table:table-cell>
          <table:table-cell table:style-name="Tabelle7.C9" office:value-type="string">
            <text:p text:style-name="P5">PTS</text:p>
            <text:p text:style-name="P5">+ en</text:p>
          </table:table-cell>
          <table:table-cell table:style-name="Tabelle7.C9" office:value-type="string">
            <text:p text:style-name="P5">PTS</text:p>
            <text:p text:style-name="P5">+ e</text:p>
          </table:table-cell>
          <table:table-cell table:style-name="Tabelle7.C9" office:value-type="string">
            <text:p text:style-name="P5">PTS</text:p>
            <text:p text:style-name="P5">+ en</text:p>
          </table:table-cell>
          <table:table-cell table:style-name="Tabelle7.C9" office:value-type="string">
            <text:p text:style-name="P5">PTS</text:p>
            <text:p text:style-name="P50">+ et</text:p>
          </table:table-cell>
          <table:table-cell table:style-name="Tabelle7.I9" office:value-type="string">
            <text:p text:style-name="P5">PTS</text:p>
            <text:p text:style-name="P5">+ en</text:p>
          </table:table-cell>
        </table:table-row>
      </table:table>
      <text:p text:style-name="P8"/>
      <text:p text:style-name="P13"/>
      <text:p text:style-name="P8"/>
      <text:p text:style-name="P8"/>
      <text:p text:style-name="P10"><text:soft-page-break/>General remarks on the use of these forms</text:p>
      <text:p text:style-name="P6"/>
      <text:p text:style-name="P2">1. Almost all forms must be preceded by the corresponding pronoun or noun. E. g. <text:span text:style-name="T8">ich sehe</text:span>, etc.</text:p>
      <text:p text:style-name="P2">2. <text:span text:style-name="T1">Exceptions</text:span> to this are:</text:p>
      <text:p text:style-name="P2">2.1. The <text:span text:style-name="T1">present</text:span> <text:span text:style-name="T1">imperative 2nd person singular and plural</text:span> is used without a corresponding pronoun or noun: <text:span text:style-name="T8">Sieh! Seht! </text:span>Etc.</text:p>
      <text:p text:style-name="P2">2.2. The <text:span text:style-name="T1">polite present</text:span> <text:span text:style-name="T1">imperative 2nd person singular</text:span> is followed by the corresponding pronoun: <text:span text:style-name="T9">Sehen</text:span><text:span text:style-name="T8"> Sie!</text:span>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 (See the <text:span text:style-name="T8">synthetic</text:span> tenses and moods further below.)</text:p>
      <text:p text:style-name="P12">3. The <text:span text:style-name="T3">preterite subjunctive</text:span> can be freely replaced with the <text:span text:style-name="T1">"conditional III"</text:span>. (See the <text:span text:style-name="T8">synthetic</text:span> tenses and moods further below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text:span text:style-name="T22">The </text:span><text:span text:style-name="T25">synthetic</text:span><text:span text:style-name="T22"> tenses and moods of </text:span><text:span text:style-name="T25">all</text:span><text:span text:style-name="T22"> verbs </text:span><text:span text:style-name="T23">(excluding the passive forms!)</text:span><text:span text:style-name="T22">, i.e. the tenses and moods being formed by adding an auxiliary verb to the verb in question</text:span></text:p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4"/>
            <text:p text:style-name="P34">tense and <text:span text:style-name="T8">mood</text:span></text:p>
          </table:table-cell>
          <table:table-cell table:style-name="Tabelle1.A1" office:value-type="string">
            <text:p text:style-name="P34"/>
            <text:p text:style-name="P34">meaning</text:p>
          </table:table-cell>
          <table:table-cell table:style-name="Tabelle1.C1" office:value-type="string">
            <text:p text:style-name="P34">formula</text:p>
            <text:p text:style-name="P34"><text:span text:style-name="T8">auxiliary verb</text:span><text:note text:id="ftn6" text:note-class="footnote"><text:note-citation>6</text:note-citation><text:note-body><text:p text:style-name="P66">The table containing all forms of these auxiliary verbs can be found further below.</text:p></text:note-body></text:note> + verb form</text:p>
          </table:table-cell>
        </table:table-row>
        <table:table-row>
          <table:table-cell table:style-name="Tabelle1.A2" office:value-type="string">
            <text:p text:style-name="P48">"conditional III"</text:p>
          </table:table-cell>
          <table:table-cell table:style-name="Tabelle1.A2" office:value-type="string">
            <text:p text:style-name="P37">"I would walk."</text:p>
          </table:table-cell>
          <table:table-cell table:style-name="Tabelle1.C2" office:value-type="string">
            <text:p text:style-name="P37"><text:span text:style-name="T8">würde</text:span> + INF</text:p>
          </table:table-cell>
        </table:table-row>
        <table:table-row>
          <table:table-cell table:style-name="Tabelle1.A3" office:value-type="string">
            <text:p text:style-name="P48">future <text:span text:style-name="T8">indicative</text:span></text:p>
          </table:table-cell>
          <table:table-cell table:style-name="Tabelle1.A3" office:value-type="string">
            <text:p text:style-name="P37">"I will walk." or "I'm going to walk."</text:p>
          </table:table-cell>
          <table:table-cell table:style-name="Tabelle1.C3" office:value-type="string">
            <text:p text:style-name="P37"><text:span text:style-name="T8">werde </text:span><text:span text:style-name="T14">(1)</text:span><text:span text:style-name="T8"> </text:span>+ INF</text:p>
          </table:table-cell>
        </table:table-row>
        <table:table-row>
          <table:table-cell table:style-name="Tabelle1.A3" office:value-type="string">
            <text:p text:style-name="P48">future <text:span text:style-name="T10">subjunctive</text:span></text:p>
          </table:table-cell>
          <table:table-cell table:style-name="Tabelle1.A3" office:value-type="string">
            <text:p text:style-name="P37">"I would walk." (in the future)</text:p>
          </table:table-cell>
          <table:table-cell table:style-name="Tabelle1.C3" office:value-type="string">
            <text:p text:style-name="P37"><text:span text:style-name="T8">werde </text:span><text:span text:style-name="T14">(2)</text:span><text:span text:style-name="T8"> </text:span>+ INF</text:p>
          </table:table-cell>
        </table:table-row>
        <table:table-row>
          <table:table-cell table:style-name="Tabelle1.A5" office:value-type="string">
            <text:p text:style-name="P48">present perfect<text:note text:id="ftn7" text:note-class="footnote"><text:note-citation>7</text:note-citation><text:note-body><text:p text:style-name="P65">The present perfect is usually just called "perfect".</text:p></text:note-body></text:note> <text:span text:style-name="T8">indicative</text:span></text:p>
          </table:table-cell>
          <table:table-cell table:style-name="Tabelle1.A5" office:value-type="string">
            <text:p text:style-name="P37">"I have walked."</text:p>
          </table:table-cell>
          <table:table-cell table:style-name="Tabelle1.C5" office:value-type="string">
            <text:p text:style-name="P37"><text:span text:style-name="T8">habe </text:span><text:span text:style-name="T14">(1) </text:span><text:span text:style-name="T8">/ bin</text:span> + PPC</text:p>
          </table:table-cell>
        </table:table-row>
        <table:table-row>
          <table:table-cell table:style-name="Tabelle1.A3" office:value-type="string">
            <text:p text:style-name="P48">present perfect <text:span text:style-name="T8">subjunctive</text:span></text:p>
          </table:table-cell>
          <table:table-cell table:style-name="Tabelle1.A3" office:value-type="string">
            <text:p text:style-name="P37">"I would have walked."</text:p>
          </table:table-cell>
          <table:table-cell table:style-name="Tabelle1.C3" office:value-type="string">
            <text:p text:style-name="P37"><text:span text:style-name="T8">habe </text:span><text:span text:style-name="T14">(2) </text:span><text:span text:style-name="T8">/ sei</text:span> + PPC</text:p>
          </table:table-cell>
        </table:table-row>
        <table:table-row>
          <table:table-cell table:style-name="Tabelle1.A5" office:value-type="string">
            <text:p text:style-name="P48">preterite perfect<text:note text:id="ftn8" text:note-class="footnote"><text:note-citation>8</text:note-citation><text:note-body><text:p text:style-name="P65">Other names are "pluperfect" or "past perfect".</text:p></text:note-body></text:note> <text:span text:style-name="T8">indicative</text:span></text:p>
          </table:table-cell>
          <table:table-cell table:style-name="Tabelle1.A5" office:value-type="string">
            <text:p text:style-name="P37">"I had walked."</text:p>
          </table:table-cell>
          <table:table-cell table:style-name="Tabelle1.C5" office:value-type="string">
            <text:p text:style-name="P37"><text:span text:style-name="T8">hatte / war</text:span> + PPC</text:p>
          </table:table-cell>
        </table:table-row>
        <table:table-row>
          <table:table-cell table:style-name="Tabelle1.A5" office:value-type="string">
            <text:p text:style-name="P48">preterite perfect <text:span text:style-name="T8">subjunctive</text:span></text:p>
          </table:table-cell>
          <table:table-cell table:style-name="Tabelle1.A5" office:value-type="string">
            <text:p text:style-name="P37">"I would have walked." (in the past long ago)</text:p>
          </table:table-cell>
          <table:table-cell table:style-name="Tabelle1.C5" office:value-type="string">
            <text:p text:style-name="P37"><text:span text:style-name="T8">hätte / wäre</text:span> + PPC</text:p>
          </table:table-cell>
        </table:table-row>
        <table:table-row>
          <table:table-cell table:style-name="Tabelle1.A3" office:value-type="string">
            <text:p text:style-name="P48"><text:span text:style-name="T6">†</text:span>future perfect<text:note text:id="ftn9" text:note-class="footnote"><text:note-citation>9</text:note-citation><text:note-body><text:p text:style-name="P65">The future perfect is usually just called "future II".</text:p></text:note-body></text:note> <text:span text:style-name="T8">indicative</text:span></text:p>
          </table:table-cell>
          <table:table-cell table:style-name="Tabelle1.A3" office:value-type="string">
            <text:p text:style-name="P37">"I will have walked."</text:p>
          </table:table-cell>
          <table:table-cell table:style-name="Tabelle1.C3" office:value-type="string">
            <text:p text:style-name="P37"><text:span text:style-name="T8">werde </text:span><text:span text:style-name="T14">(1) </text:span>+ PPC ++ AUX</text:p>
          </table:table-cell>
        </table:table-row>
        <table:table-row>
          <table:table-cell table:style-name="Tabelle1.A3" office:value-type="string">
            <text:p text:style-name="P60">†future perfect <text:span text:style-name="T8">subjunctive</text:span></text:p>
          </table:table-cell>
          <table:table-cell table:style-name="Tabelle1.A3" office:value-type="string">
            <text:p text:style-name="P37">"I would have walked." (in the future)</text:p>
          </table:table-cell>
          <table:table-cell table:style-name="Tabelle1.C3" office:value-type="string">
            <text:p text:style-name="P37"><text:span text:style-name="T8">werde </text:span><text:span text:style-name="T14">(2)</text:span> + PPC ++ AUX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General remarks on the use of these forms</text:p>
      <text:p text:style-name="P21">1. The <text:span text:style-name="T3">future perfect indicative and subjunctive</text:span><text:span text:style-name="T1"> </text:span><text:span text:style-name="T4">are</text:span> basically <text:span text:style-name="T1">not</text:span> used anymore in any way.</text:p>
      <text:p text:style-name="P21"/>
      <text:p text:style-name="P11">Tricks for every day speech</text:p>
      <text:p text:style-name="P21">1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21">2. The <text:span text:style-name="T3">future subjunctive</text:span> can be freely replaced with the<text:span text:style-name="T13"> </text:span><text:span text:style-name="T3">future indicative</text:span>.</text:p>
      <text:p text:style-name="P21">3. <text:span text:style-name="T13">The </text:span><text:span text:style-name="T3">present perfect subjunctive</text:span><text:span text:style-name="T2"> </text:span><text:span text:style-name="T13">can be freely replaced with the </text:span><text:span text:style-name="T2">present perfect indicative</text:span><text:span text:style-name="T13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The passive (always formed synthetically)</text:p>
      <text:p text:style-name="P71"/>
      <text:p text:style-name="P22">The passive can in general be completely avoided by formulating your sentence differently.</text:p>
      <text:p text:style-name="P23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43"><text:span text:style-name="T1">passive</text:span> form</text:p>
            <text:p text:style-name="P43">(tense and <text:span text:style-name="T8">mood</text:span>)</text:p>
          </table:table-cell>
          <table:table-cell table:style-name="Tabelle3.A1" office:value-type="string">
            <text:p text:style-name="P43">meaning</text:p>
          </table:table-cell>
          <table:table-cell table:style-name="Tabelle3.C1" office:value-type="string">
            <text:p text:style-name="P43">formula</text:p>
            <text:p text:style-name="P43"><text:span text:style-name="T8">auxiliary verb</text:span> + verb form<text:span text:style-name="T8"> (</text:span>+ <text:span text:style-name="T8">auxiliary verb(s))</text:span></text:p>
          </table:table-cell>
        </table:table-row>
        <table:table-row>
          <table:table-cell table:style-name="Tabelle3.A2" office:value-type="string">
            <text:p text:style-name="P44">present <text:span text:style-name="T8">imperative</text:span></text:p>
            <text:p text:style-name="P62">(this form doesn't exist for the 2nd singular polite)</text:p>
          </table:table-cell>
          <table:table-cell table:style-name="Tabelle3.A2" office:value-type="string">
            <text:p text:style-name="P45">"Be kissed!"</text:p>
          </table:table-cell>
          <table:table-cell table:style-name="Tabelle3.C2" office:value-type="string">
            <text:p text:style-name="P45"><text:span text:style-name="T8">Werde</text:span> + PPC ! (2nd singular)</text:p>
            <text:p text:style-name="P45"><text:span text:style-name="T8">Werdet</text:span> + PPC ! (2nd plural)<text:note text:id="ftn11" text:note-class="footnote"><text:note-citation>10</text:note-citation><text:note-body><text:p text:style-name="P65"><text:span text:style-name="T8">Werde! </text:span>= 2nd person singular present imperative, and <text:span text:style-name="T8">Werdet!</text:span> = 2nd person plural present imperative of <text:span text:style-name="T8">werden </text:span><text:span text:style-name="T14">"to become"</text:span>.</text:p></text:note-body></text:note></text:p>
          </table:table-cell>
        </table:table-row>
        <table:table-row>
          <table:table-cell table:style-name="Tabelle3.A2" office:value-type="string">
            <text:p text:style-name="P44">present <text:span text:style-name="T8">indicative</text:span></text:p>
          </table:table-cell>
          <table:table-cell table:style-name="Tabelle3.A2" office:value-type="string">
            <text:p text:style-name="P45">"I am (being) kissed."</text:p>
          </table:table-cell>
          <table:table-cell table:style-name="Tabelle3.C2" office:value-type="string">
            <text:p text:style-name="P45"><text:span text:style-name="T8">werde </text:span><text:span text:style-name="T14">(1) </text:span>+ PPC</text:p>
          </table:table-cell>
        </table:table-row>
        <table:table-row>
          <table:table-cell table:style-name="Tabelle3.A4" office:value-type="string">
            <text:p text:style-name="P44">present <text:span text:style-name="T8">subjunctive</text:span></text:p>
          </table:table-cell>
          <table:table-cell table:style-name="Tabelle3.A4" office:value-type="string">
            <text:p text:style-name="P46">TO BE DONE</text:p>
          </table:table-cell>
          <table:table-cell table:style-name="Tabelle3.C4" office:value-type="string">
            <text:p text:style-name="P45"><text:span text:style-name="T8">werde </text:span><text:span text:style-name="T14">(2) </text:span>+ PPC</text:p>
          </table:table-cell>
        </table:table-row>
        <table:table-row>
          <table:table-cell table:style-name="Tabelle3.A4" office:value-type="string">
            <text:p text:style-name="P44">preterite <text:span text:style-name="T8">indicative</text:span></text:p>
          </table:table-cell>
          <table:table-cell table:style-name="Tabelle3.A4" office:value-type="string">
            <text:p text:style-name="P45">"I was kissed."</text:p>
          </table:table-cell>
          <table:table-cell table:style-name="Tabelle3.C4" office:value-type="string">
            <text:p text:style-name="P45"><text:span text:style-name="T9">wurde</text:span> + PPC</text:p>
          </table:table-cell>
        </table:table-row>
        <table:table-row>
          <table:table-cell table:style-name="Tabelle3.A2" office:value-type="string">
            <text:p text:style-name="P44">preterite <text:span text:style-name="T8">subjunctive</text:span></text:p>
          </table:table-cell>
          <table:table-cell table:style-name="Tabelle3.A2" office:value-type="string">
            <text:p text:style-name="P45">"I would be kissed."</text:p>
          </table:table-cell>
          <table:table-cell table:style-name="Tabelle3.C2" office:value-type="string">
            <text:p text:style-name="P45"><text:span text:style-name="T8">würde</text:span> + PPC</text:p>
          </table:table-cell>
        </table:table-row>
        <table:table-row>
          <table:table-cell table:style-name="Tabelle3.A7" office:value-type="string">
            <text:p text:style-name="P64">"conditional III" doesn't exist in the passive</text:p>
          </table:table-cell>
          <table:table-cell table:style-name="Tabelle3.A7" office:value-type="string">
            <text:p text:style-name="P45"/>
          </table:table-cell>
          <table:table-cell table:style-name="Tabelle3.C7" office:value-type="string">
            <text:p text:style-name="P45"/>
          </table:table-cell>
        </table:table-row>
        <table:table-row>
          <table:table-cell table:style-name="Tabelle3.A4" office:value-type="string">
            <text:p text:style-name="P44">future <text:span text:style-name="T8">indicative</text:span></text:p>
          </table:table-cell>
          <table:table-cell table:style-name="Tabelle3.A4" office:value-type="string">
            <text:p text:style-name="P45">"I will be kissed." or "I'm going to be kissed."</text:p>
          </table:table-cell>
          <table:table-cell table:style-name="Tabelle3.C4" office:value-type="string">
            <text:p text:style-name="P45"><text:span text:style-name="T8">werde</text:span> (1) + PPC + <text:span text:style-name="T8">werden</text:span><text:span text:style-name="T14"><text:note text:id="ftn12" text:note-class="footnote"><text:note-citation>11</text:note-citation><text:note-body><text:p text:style-name="P65"><text:span text:style-name="T8">Werden</text:span> <text:span text:style-name="T14">"to become" </text:span>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44">future <text:span text:style-name="T8">subjunctive</text:span></text:p>
          </table:table-cell>
          <table:table-cell table:style-name="Tabelle3.A4" office:value-type="string">
            <text:p text:style-name="P45">"I would be kissed." (in the future)</text:p>
          </table:table-cell>
          <table:table-cell table:style-name="Tabelle3.C4" office:value-type="string">
            <text:p text:style-name="P45"><text:span text:style-name="T8">werde</text:span> (2) + PPC + <text:span text:style-name="T8">werden</text:span></text:p>
          </table:table-cell>
        </table:table-row>
        <table:table-row>
          <table:table-cell table:style-name="Tabelle3.A2" office:value-type="string">
            <text:p text:style-name="P44">present perfect <text:span text:style-name="T8">indicative</text:span></text:p>
          </table:table-cell>
          <table:table-cell table:style-name="Tabelle3.A2" office:value-type="string">
            <text:p text:style-name="P45">"I have been kissed."</text:p>
          </table:table-cell>
          <table:table-cell table:style-name="Tabelle3.C2" office:value-type="string">
            <text:p text:style-name="P45"><text:span text:style-name="T8">bin</text:span> + PPC + <text:span text:style-name="T8">worden</text:span><text:span text:style-name="T14"><text:note text:id="ftn13" text:note-class="footnote"><text:note-citation>12</text:note-citation><text:note-body><text:p text:style-name="P65"><text:span text:style-name="T8">Worden</text:span> is an irregular PPC of <text:span text:style-name="T8">werden</text:span><text:span text:style-name="T14"> "to become".</text:span></text:p></text:note-body></text:note></text:span></text:p>
          </table:table-cell>
        </table:table-row>
        <table:table-row>
          <table:table-cell table:style-name="Tabelle3.A4" office:value-type="string">
            <text:p text:style-name="P44">present perfect <text:span text:style-name="T8">subjunctive</text:span></text:p>
          </table:table-cell>
          <table:table-cell table:style-name="Tabelle3.A4" office:value-type="string">
            <text:p text:style-name="P45">"I would have been kissed."</text:p>
          </table:table-cell>
          <table:table-cell table:style-name="Tabelle3.C4" office:value-type="string">
            <text:p text:style-name="P45"><text:span text:style-name="T8">sei</text:span> + PPC + <text:span text:style-name="T8">worden</text:span></text:p>
          </table:table-cell>
        </table:table-row>
        <table:table-row>
          <table:table-cell table:style-name="Tabelle3.A2" office:value-type="string">
            <text:p text:style-name="P44">preterite perfect <text:span text:style-name="T8">indicative</text:span></text:p>
          </table:table-cell>
          <table:table-cell table:style-name="Tabelle3.A2" office:value-type="string">
            <text:p text:style-name="P45">"I had been kissed."</text:p>
          </table:table-cell>
          <table:table-cell table:style-name="Tabelle3.C2" office:value-type="string">
            <text:p text:style-name="P45"><text:span text:style-name="T8">war</text:span> + PPC + <text:span text:style-name="T8">worden</text:span></text:p>
          </table:table-cell>
        </table:table-row>
        <table:table-row>
          <table:table-cell table:style-name="Tabelle3.A2" office:value-type="string">
            <text:p text:style-name="P44">preterite perfect <text:span text:style-name="T8">subjunctive</text:span></text:p>
          </table:table-cell>
          <table:table-cell table:style-name="Tabelle3.A2" office:value-type="string">
            <text:p text:style-name="P45">"I would have been kissed." (in the past long ago)</text:p>
          </table:table-cell>
          <table:table-cell table:style-name="Tabelle3.C2" office:value-type="string">
            <text:p text:style-name="P45"><text:span text:style-name="T8">wäre</text:span> + PPC + <text:span text:style-name="T8">worden</text:span></text:p>
          </table:table-cell>
        </table:table-row>
        <table:table-row>
          <table:table-cell table:style-name="Tabelle3.A4" office:value-type="string">
            <text:p text:style-name="P44"><text:span text:style-name="T6">†</text:span>future perfect <text:span text:style-name="T8">indicative</text:span></text:p>
          </table:table-cell>
          <table:table-cell table:style-name="Tabelle3.A4" office:value-type="string">
            <text:p text:style-name="P45">"I will have been kissed."</text:p>
          </table:table-cell>
          <table:table-cell table:style-name="Tabelle3.C4" office:value-type="string">
            <text:p text:style-name="P45"><text:span text:style-name="T8">werde</text:span> (1) + PPC + <text:span text:style-name="T8">worden</text:span> + <text:span text:style-name="T8">sein</text:span><text:span text:style-name="T14"><text:note text:id="ftn14" text:note-class="footnote"><text:note-citation>13</text:note-citation><text:note-body><text:p text:style-name="P65"><text:span text:style-name="T8">Sein</text:span> "to be" is an infinitive.</text:p></text:note-body></text:note></text:span></text:p>
          </table:table-cell>
        </table:table-row>
        <table:table-row>
          <table:table-cell table:style-name="Tabelle3.A4" office:value-type="string">
            <text:p text:style-name="P44"><text:span text:style-name="T6">†</text:span>future perfect <text:span text:style-name="T8">subjunctive</text:span></text:p>
          </table:table-cell>
          <table:table-cell table:style-name="Tabelle3.A4" office:value-type="string">
            <text:p text:style-name="P45">"I would have been kissed." (in the future)</text:p>
          </table:table-cell>
          <table:table-cell table:style-name="Tabelle3.C4" office:value-type="string">
            <text:p text:style-name="P45"><text:span text:style-name="T8">werde</text:span> (2) + PPC + <text:span text:style-name="T8">worden</text:span> + <text:span text:style-name="T8">sein</text:span></text:p>
          </table:table-cell>
        </table:table-row>
      </table:table>
      <text:p text:style-name="P10"/>
      <text:p text:style-name="P10"><text:soft-page-break/>General remarks on the use of these forms</text:p>
      <text:p text:style-name="P2"/>
      <text:p text:style-name="P2">1. Almost all forms must be preceded by the corresponding pronoun or noun. E. g. <text:span text:style-name="T8">ich werde geküsst</text:span>, etc.</text:p>
      <text:p text:style-name="P2">2. <text:span text:style-name="T1">Exception</text:span> to this is only:</text:p>
      <text:p text:style-name="P3">2.1. The <text:span text:style-name="T1">present</text:span> <text:span text:style-name="T1">imperative 2nd person singular and plural</text:span> is used without a corresponding pronoun or noun: <text:span text:style-name="T8">Werde geküsst! Werdet geküsst! </text:span><text:span text:style-name="T14">Etc.</text:span></text:p>
      <text:p text:style-name="P21">3. The <text:span text:style-name="T3">future perfect indicative and subjunctive</text:span><text:span text:style-name="T1"> </text:span><text:span text:style-name="T4">are</text:span> basically <text:span text:style-name="T1">not</text:span> used anymore in any way.</text:p>
      <text:p text:style-name="P1"/>
      <text:p text:style-name="P10">Tricks for every day speech</text:p>
      <text:p text:style-name="P1"/>
      <text:p text:style-name="P1">1. The <text:span text:style-name="T3">present subjunctive</text:span><text:span text:style-name="T13"> </text:span>can be freely replaced with the <text:span text:style-name="T1">present indicative</text:span>.</text:p>
      <text:p text:style-name="P1">2. The <text:span text:style-name="T3">preterite indicative</text:span> can be freely replaced with the <text:span text:style-name="T1">present</text:span> <text:span text:style-name="T1">perfect indicative</text:span>.</text:p>
      <text:p text:style-name="P21">3. The <text:span text:style-name="T3">future indicative</text:span> can be freely replaced with the <text:span text:style-name="T1">present indicative</text:span>, if you also add an <text:span text:style-name="T1">adverb denoting a moment in time in the future</text:span>.</text:p>
      <text:p text:style-name="P21">4. The <text:span text:style-name="T3">future subjunctive</text:span> can be freely replaced with the<text:span text:style-name="T13"> </text:span><text:span text:style-name="T3">future indicative</text:span>.</text:p>
      <text:p text:style-name="P3">5. The <text:span text:style-name="T3">present perfect subjunctive</text:span><text:span text:style-name="T1"> </text:span>can be freely replaced with the <text:span text:style-name="T1">present perfect indicative</text:span>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The highly irregular forms of the <text:span text:style-name="T1">mentioned auxiliary verbs</text:span></text:p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row>
          <table:table-cell table:style-name="Tabelle2.A1" table:number-rows-spanned="4" office:value-type="string">
            <text:p text:style-name="P41"/>
          </table:table-cell>
          <table:table-cell table:style-name="Tabelle2.B1" table:number-columns-spanned="12" office:value-type="string">
            <text:p text:style-name="P33">the infinitives of the <text:span text:style-name="T1">mentioned auxiliary verb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elle2.B2" table:number-columns-spanned="4" office:value-type="string">
            <text:p text:style-name="P33">werden</text:p>
          </table:table-cell>
          <table:covered-table-cell/>
          <table:covered-table-cell/>
          <table:covered-table-cell/>
          <table:table-cell table:style-name="Tabelle2.B2" table:number-columns-spanned="4" office:value-type="string">
            <text:p text:style-name="P33">haben</text:p>
          </table:table-cell>
          <table:covered-table-cell/>
          <table:covered-table-cell/>
          <table:covered-table-cell/>
          <table:table-cell table:style-name="Tabelle2.J2" table:number-columns-spanned="4" office:value-type="string">
            <text:p text:style-name="P33">sein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e2.B2" office:value-type="string">
            <text:p text:style-name="P42">present indicative</text:p>
          </table:table-cell>
          <table:table-cell table:style-name="Tabelle2.C3" office:value-type="string">
            <text:p text:style-name="P18">present subjunctive</text:p>
          </table:table-cell>
          <table:table-cell table:style-name="Tabelle2.B2" office:value-type="string">
            <text:p text:style-name="P17">preterite indicative</text:p>
          </table:table-cell>
          <table:table-cell table:style-name="Tabelle2.B2" office:value-type="string">
            <text:p text:style-name="P17">preterite</text:p>
            <text:p text:style-name="P17">subjunctive</text:p>
          </table:table-cell>
          <table:table-cell table:style-name="Tabelle2.B2" office:value-type="string">
            <text:p text:style-name="P42">present indicative</text:p>
          </table:table-cell>
          <table:table-cell table:style-name="Tabelle2.B2" office:value-type="string">
            <text:p text:style-name="P19">present subjunctive</text:p>
          </table:table-cell>
          <table:table-cell table:style-name="Tabelle2.B2" office:value-type="string">
            <text:p text:style-name="P42">preterite indicative</text:p>
          </table:table-cell>
          <table:table-cell table:style-name="Tabelle2.B2" office:value-type="string">
            <text:p text:style-name="P17">preterite</text:p>
            <text:p text:style-name="P20">subjunctive</text:p>
          </table:table-cell>
          <table:table-cell table:style-name="Tabelle2.B2" office:value-type="string">
            <text:p text:style-name="P42">present indicative</text:p>
          </table:table-cell>
          <table:table-cell table:style-name="Tabelle2.B2" office:value-type="string">
            <text:p text:style-name="P19">present subjunctive</text:p>
          </table:table-cell>
          <table:table-cell table:style-name="Tabelle2.B2" office:value-type="string">
            <text:p text:style-name="P42">preterite</text:p>
            <text:p text:style-name="P42">indicative</text:p>
          </table:table-cell>
          <table:table-cell table:style-name="Tabelle2.J2" office:value-type="string">
            <text:p text:style-name="P17">preterite</text:p>
            <text:p text:style-name="P20">subjunctive</text:p>
          </table:table-cell>
        </table:table-row>
        <table:table-row>
          <table:covered-table-cell/>
          <table:table-cell table:style-name="Tabelle2.B2" office:value-type="string">
            <text:p text:style-name="P31">werde (1)</text:p>
          </table:table-cell>
          <table:table-cell table:style-name="Tabelle2.C3" office:value-type="string">
            <text:p text:style-name="P32">werde (2)</text:p>
          </table:table-cell>
          <table:table-cell table:style-name="Tabelle2.B2" office:value-type="string">
            <text:p text:style-name="P31">wurde</text:p>
          </table:table-cell>
          <table:table-cell table:style-name="Tabelle2.B2" office:value-type="string">
            <text:p text:style-name="P31">würde</text:p>
          </table:table-cell>
          <table:table-cell table:style-name="Tabelle2.B2" office:value-type="string">
            <text:p text:style-name="P31">habe (1)</text:p>
          </table:table-cell>
          <table:table-cell table:style-name="Tabelle2.B2" office:value-type="string">
            <text:p text:style-name="P31">habe (2)</text:p>
          </table:table-cell>
          <table:table-cell table:style-name="Tabelle2.B2" office:value-type="string">
            <text:p text:style-name="P31">hatte</text:p>
          </table:table-cell>
          <table:table-cell table:style-name="Tabelle2.B2" office:value-type="string">
            <text:p text:style-name="P31">hätte</text:p>
          </table:table-cell>
          <table:table-cell table:style-name="Tabelle2.B2" office:value-type="string">
            <text:p text:style-name="P31">bin</text:p>
          </table:table-cell>
          <table:table-cell table:style-name="Tabelle2.B2" office:value-type="string">
            <text:p text:style-name="P31">sei</text:p>
          </table:table-cell>
          <table:table-cell table:style-name="Tabelle2.B2" office:value-type="string">
            <text:p text:style-name="P31">war</text:p>
          </table:table-cell>
          <table:table-cell table:style-name="Tabelle2.J2" office:value-type="string">
            <text:p text:style-name="P31">wäre</text:p>
          </table:table-cell>
        </table:table-row>
        <table:table-row>
          <table:table-cell table:style-name="Tabelle2.B2" office:value-type="string">
            <text:p text:style-name="P59">ich</text:p>
            <text:p text:style-name="P59">"I"</text:p>
          </table:table-cell>
          <table:table-cell table:style-name="Tabelle2.B2" office:value-type="string">
            <text:p text:style-name="P47">werde</text:p>
          </table:table-cell>
          <table:table-cell table:style-name="Tabelle2.C3" office:value-type="string">
            <text:p text:style-name="P49">werde</text:p>
          </table:table-cell>
          <table:table-cell table:style-name="Tabelle2.B2" office:value-type="string">
            <text:p text:style-name="P47">wurde</text:p>
          </table:table-cell>
          <table:table-cell table:style-name="Tabelle2.B2" office:value-type="string">
            <text:p text:style-name="P47">würde</text:p>
          </table:table-cell>
          <table:table-cell table:style-name="Tabelle2.B2" office:value-type="string">
            <text:p text:style-name="P47">habe</text:p>
          </table:table-cell>
          <table:table-cell table:style-name="Tabelle2.B2" office:value-type="string">
            <text:p text:style-name="P47">habe</text:p>
          </table:table-cell>
          <table:table-cell table:style-name="Tabelle2.B2" office:value-type="string">
            <text:p text:style-name="P47">hatte</text:p>
          </table:table-cell>
          <table:table-cell table:style-name="Tabelle2.B2" office:value-type="string">
            <text:p text:style-name="P47">hätte</text:p>
          </table:table-cell>
          <table:table-cell table:style-name="Tabelle2.B2" office:value-type="string">
            <text:p text:style-name="P47">bin</text:p>
          </table:table-cell>
          <table:table-cell table:style-name="Tabelle2.B2" office:value-type="string">
            <text:p text:style-name="P47">sei</text:p>
          </table:table-cell>
          <table:table-cell table:style-name="Tabelle2.B2" office:value-type="string">
            <text:p text:style-name="P47">war</text:p>
          </table:table-cell>
          <table:table-cell table:style-name="Tabelle2.J2" office:value-type="string">
            <text:p text:style-name="P47">wäre</text:p>
          </table:table-cell>
        </table:table-row>
        <table:table-row>
          <table:table-cell table:style-name="Tabelle2.B2" office:value-type="string">
            <text:p text:style-name="P59">du</text:p>
            <text:p text:style-name="P59">"you"</text:p>
          </table:table-cell>
          <table:table-cell table:style-name="Tabelle2.B2" office:value-type="string">
            <text:p text:style-name="P47">wirst</text:p>
          </table:table-cell>
          <table:table-cell table:style-name="Tabelle2.C3" office:value-type="string">
            <text:p text:style-name="P49">werdest</text:p>
          </table:table-cell>
          <table:table-cell table:style-name="Tabelle2.B2" office:value-type="string">
            <text:p text:style-name="P47">wurdest</text:p>
          </table:table-cell>
          <table:table-cell table:style-name="Tabelle2.B2" office:value-type="string">
            <text:p text:style-name="P47">würdest</text:p>
          </table:table-cell>
          <table:table-cell table:style-name="Tabelle2.B2" office:value-type="string">
            <text:p text:style-name="P47">hast</text:p>
          </table:table-cell>
          <table:table-cell table:style-name="Tabelle2.B2" office:value-type="string">
            <text:p text:style-name="P47">habest</text:p>
          </table:table-cell>
          <table:table-cell table:style-name="Tabelle2.B2" office:value-type="string">
            <text:p text:style-name="P47">hattest</text:p>
          </table:table-cell>
          <table:table-cell table:style-name="Tabelle2.B2" office:value-type="string">
            <text:p text:style-name="P47">hättest</text:p>
          </table:table-cell>
          <table:table-cell table:style-name="Tabelle2.B2" office:value-type="string">
            <text:p text:style-name="P47">bist</text:p>
          </table:table-cell>
          <table:table-cell table:style-name="Tabelle2.B2" office:value-type="string">
            <text:p text:style-name="P47">seist</text:p>
          </table:table-cell>
          <table:table-cell table:style-name="Tabelle2.B2" office:value-type="string">
            <text:p text:style-name="P47">warst</text:p>
          </table:table-cell>
          <table:table-cell table:style-name="Tabelle2.J2" office:value-type="string">
            <text:p text:style-name="P47">wärest</text:p>
          </table:table-cell>
        </table:table-row>
        <table:table-row>
          <table:table-cell table:style-name="Tabelle2.B2" office:value-type="string">
            <text:p text:style-name="P59">Sie</text:p>
            <text:p text:style-name="P59">"you (polite)"</text:p>
          </table:table-cell>
          <table:table-cell table:style-name="Tabelle2.B2" office:value-type="string">
            <text:p text:style-name="P47">werden</text:p>
          </table:table-cell>
          <table:table-cell table:style-name="Tabelle2.C3" office:value-type="string">
            <text:p text:style-name="P49">werden</text:p>
          </table:table-cell>
          <table:table-cell table:style-name="Tabelle2.B2" office:value-type="string">
            <text:p text:style-name="P47">wurden</text:p>
          </table:table-cell>
          <table:table-cell table:style-name="Tabelle2.B2" office:value-type="string">
            <text:p text:style-name="P47">würd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tten</text:p>
          </table:table-cell>
          <table:table-cell table:style-name="Tabelle2.B2" office:value-type="string">
            <text:p text:style-name="P47">hätten</text:p>
          </table:table-cell>
          <table:table-cell table:style-name="Tabelle2.B2" office:value-type="string">
            <text:p text:style-name="P47">sind</text:p>
          </table:table-cell>
          <table:table-cell table:style-name="Tabelle2.B2" office:value-type="string">
            <text:p text:style-name="P47">seien</text:p>
          </table:table-cell>
          <table:table-cell table:style-name="Tabelle2.B2" office:value-type="string">
            <text:p text:style-name="P47">waren</text:p>
          </table:table-cell>
          <table:table-cell table:style-name="Tabelle2.J2" office:value-type="string">
            <text:p text:style-name="P47">wären</text:p>
          </table:table-cell>
        </table:table-row>
        <table:table-row>
          <table:table-cell table:style-name="Tabelle2.B2" office:value-type="string">
            <text:p text:style-name="P59">er, sie, es "he, she, it"</text:p>
          </table:table-cell>
          <table:table-cell table:style-name="Tabelle2.B2" office:value-type="string">
            <text:p text:style-name="P47">wird</text:p>
          </table:table-cell>
          <table:table-cell table:style-name="Tabelle2.C3" office:value-type="string">
            <text:p text:style-name="P49">werde</text:p>
          </table:table-cell>
          <table:table-cell table:style-name="Tabelle2.B2" office:value-type="string">
            <text:p text:style-name="P47">wurde</text:p>
          </table:table-cell>
          <table:table-cell table:style-name="Tabelle2.B2" office:value-type="string">
            <text:p text:style-name="P47">würde</text:p>
          </table:table-cell>
          <table:table-cell table:style-name="Tabelle2.B2" office:value-type="string">
            <text:p text:style-name="P47">hat</text:p>
          </table:table-cell>
          <table:table-cell table:style-name="Tabelle2.B2" office:value-type="string">
            <text:p text:style-name="P47">habe</text:p>
          </table:table-cell>
          <table:table-cell table:style-name="Tabelle2.B2" office:value-type="string">
            <text:p text:style-name="P47">hatte</text:p>
          </table:table-cell>
          <table:table-cell table:style-name="Tabelle2.B2" office:value-type="string">
            <text:p text:style-name="P47">hätte</text:p>
          </table:table-cell>
          <table:table-cell table:style-name="Tabelle2.B2" office:value-type="string">
            <text:p text:style-name="P47">ist</text:p>
          </table:table-cell>
          <table:table-cell table:style-name="Tabelle2.B2" office:value-type="string">
            <text:p text:style-name="P47">sei</text:p>
          </table:table-cell>
          <table:table-cell table:style-name="Tabelle2.B2" office:value-type="string">
            <text:p text:style-name="P47">war</text:p>
          </table:table-cell>
          <table:table-cell table:style-name="Tabelle2.J2" office:value-type="string">
            <text:p text:style-name="P47">wäre</text:p>
          </table:table-cell>
        </table:table-row>
        <table:table-row>
          <table:table-cell table:style-name="Tabelle2.B2" office:value-type="string">
            <text:p text:style-name="P59">wir</text:p>
            <text:p text:style-name="P59">"we"</text:p>
          </table:table-cell>
          <table:table-cell table:style-name="Tabelle2.B2" office:value-type="string">
            <text:p text:style-name="P47">werden</text:p>
          </table:table-cell>
          <table:table-cell table:style-name="Tabelle2.C3" office:value-type="string">
            <text:p text:style-name="P49">werden</text:p>
          </table:table-cell>
          <table:table-cell table:style-name="Tabelle2.B2" office:value-type="string">
            <text:p text:style-name="P47">wurden</text:p>
          </table:table-cell>
          <table:table-cell table:style-name="Tabelle2.B2" office:value-type="string">
            <text:p text:style-name="P47">würd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tten</text:p>
          </table:table-cell>
          <table:table-cell table:style-name="Tabelle2.B2" office:value-type="string">
            <text:p text:style-name="P47">hätten</text:p>
          </table:table-cell>
          <table:table-cell table:style-name="Tabelle2.B2" office:value-type="string">
            <text:p text:style-name="P47">sind</text:p>
          </table:table-cell>
          <table:table-cell table:style-name="Tabelle2.B2" office:value-type="string">
            <text:p text:style-name="P47">seien</text:p>
          </table:table-cell>
          <table:table-cell table:style-name="Tabelle2.B2" office:value-type="string">
            <text:p text:style-name="P47">waren</text:p>
          </table:table-cell>
          <table:table-cell table:style-name="Tabelle2.J2" office:value-type="string">
            <text:p text:style-name="P47">wären</text:p>
          </table:table-cell>
        </table:table-row>
        <table:table-row>
          <table:table-cell table:style-name="Tabelle2.B2" office:value-type="string">
            <text:p text:style-name="P59">ihr</text:p>
            <text:p text:style-name="P59">"you (plural)"</text:p>
          </table:table-cell>
          <table:table-cell table:style-name="Tabelle2.B2" office:value-type="string">
            <text:p text:style-name="P47">werdet</text:p>
          </table:table-cell>
          <table:table-cell table:style-name="Tabelle2.C3" office:value-type="string">
            <text:p text:style-name="P49">werdet</text:p>
          </table:table-cell>
          <table:table-cell table:style-name="Tabelle2.B2" office:value-type="string">
            <text:p text:style-name="P47">wurdet</text:p>
          </table:table-cell>
          <table:table-cell table:style-name="Tabelle2.B2" office:value-type="string">
            <text:p text:style-name="P47">würdet</text:p>
          </table:table-cell>
          <table:table-cell table:style-name="Tabelle2.B2" office:value-type="string">
            <text:p text:style-name="P47">habt</text:p>
          </table:table-cell>
          <table:table-cell table:style-name="Tabelle2.B2" office:value-type="string">
            <text:p text:style-name="P47">habet</text:p>
          </table:table-cell>
          <table:table-cell table:style-name="Tabelle2.B2" office:value-type="string">
            <text:p text:style-name="P47">hattet</text:p>
          </table:table-cell>
          <table:table-cell table:style-name="Tabelle2.B2" office:value-type="string">
            <text:p text:style-name="P47">hättet</text:p>
          </table:table-cell>
          <table:table-cell table:style-name="Tabelle2.B2" office:value-type="string">
            <text:p text:style-name="P47">seid</text:p>
          </table:table-cell>
          <table:table-cell table:style-name="Tabelle2.B2" office:value-type="string">
            <text:p text:style-name="P47">seiet</text:p>
          </table:table-cell>
          <table:table-cell table:style-name="Tabelle2.B2" office:value-type="string">
            <text:p text:style-name="P47">wart</text:p>
          </table:table-cell>
          <table:table-cell table:style-name="Tabelle2.J2" office:value-type="string">
            <text:p text:style-name="P47">wäret</text:p>
          </table:table-cell>
        </table:table-row>
        <table:table-row>
          <table:table-cell table:style-name="Tabelle2.B2" office:value-type="string">
            <text:p text:style-name="P59">sie "they"</text:p>
          </table:table-cell>
          <table:table-cell table:style-name="Tabelle2.B2" office:value-type="string">
            <text:p text:style-name="P47">werden</text:p>
          </table:table-cell>
          <table:table-cell table:style-name="Tabelle2.C3" office:value-type="string">
            <text:p text:style-name="P49">werden</text:p>
          </table:table-cell>
          <table:table-cell table:style-name="Tabelle2.B2" office:value-type="string">
            <text:p text:style-name="P47">wurden</text:p>
          </table:table-cell>
          <table:table-cell table:style-name="Tabelle2.B2" office:value-type="string">
            <text:p text:style-name="P47">würd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ben</text:p>
          </table:table-cell>
          <table:table-cell table:style-name="Tabelle2.B2" office:value-type="string">
            <text:p text:style-name="P47">hatten</text:p>
          </table:table-cell>
          <table:table-cell table:style-name="Tabelle2.B2" office:value-type="string">
            <text:p text:style-name="P47">hätten</text:p>
          </table:table-cell>
          <table:table-cell table:style-name="Tabelle2.B2" office:value-type="string">
            <text:p text:style-name="P47">sind</text:p>
          </table:table-cell>
          <table:table-cell table:style-name="Tabelle2.B2" office:value-type="string">
            <text:p text:style-name="P47">seien</text:p>
          </table:table-cell>
          <table:table-cell table:style-name="Tabelle2.B2" office:value-type="string">
            <text:p text:style-name="P47">waren</text:p>
          </table:table-cell>
          <table:table-cell table:style-name="Tabelle2.J2" office:value-type="string">
            <text:p text:style-name="P47">wären</text:p>
          </table:table-cell>
        </table:table-row>
      </table:table>
      <text:p text:style-name="P8"/>
      <text:p text:style-name="P8"><text:soft-page-break/>The six infinitives</text:p>
      <text:p text:style-name="P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34">form</text:p>
          </table:table-cell>
          <table:table-cell table:style-name="Tabelle4.A1" office:value-type="string">
            <text:p text:style-name="P34">meaning</text:p>
          </table:table-cell>
          <table:table-cell table:style-name="Tabelle4.C1" office:value-type="string">
            <text:p text:style-name="P34">formula</text:p>
          </table:table-cell>
        </table:table-row>
        <table:table-row>
          <table:table-cell table:style-name="Tabelle4.A2" office:value-type="string">
            <text:p text:style-name="P48">present infinitive active</text:p>
          </table:table-cell>
          <table:table-cell table:style-name="Tabelle4.A2" office:value-type="string">
            <text:p text:style-name="P2">"to walk"</text:p>
          </table:table-cell>
          <table:table-cell table:style-name="Tabelle4.C2" office:value-type="string">
            <text:p text:style-name="P2">INF</text:p>
          </table:table-cell>
        </table:table-row>
        <table:table-row>
          <table:table-cell table:style-name="Tabelle4.A2" office:value-type="string">
            <text:p text:style-name="P48">present infinitive passive</text:p>
          </table:table-cell>
          <table:table-cell table:style-name="Tabelle4.A2" office:value-type="string">
            <text:p text:style-name="P2">"to be kissed"</text:p>
          </table:table-cell>
          <table:table-cell table:style-name="Tabelle4.C2" office:value-type="string">
            <text:p text:style-name="P2">PPC + <text:span text:style-name="T8">werden</text:span></text:p>
          </table:table-cell>
        </table:table-row>
        <table:table-row>
          <table:table-cell table:style-name="Tabelle4.A2" office:value-type="string">
            <text:p text:style-name="P48">future infinitive active</text:p>
          </table:table-cell>
          <table:table-cell table:style-name="Tabelle4.A2" office:value-type="string">
            <text:p text:style-name="P2">"to walk" (in the future)</text:p>
          </table:table-cell>
          <table:table-cell table:style-name="Tabelle4.C2" office:value-type="string">
            <text:p text:style-name="P2">INF + <text:span text:style-name="T8">werden</text:span></text:p>
          </table:table-cell>
        </table:table-row>
        <table:table-row>
          <table:table-cell table:style-name="Tabelle4.A2" office:value-type="string">
            <text:p text:style-name="P48">future infinitive passive</text:p>
          </table:table-cell>
          <table:table-cell table:style-name="Tabelle4.A2" office:value-type="string">
            <text:p text:style-name="P2">"to be kissed" (in the future)</text:p>
          </table:table-cell>
          <table:table-cell table:style-name="Tabelle4.C2" office:value-type="string">
            <text:p text:style-name="P2">PPC + <text:span text:style-name="T10">werden</text:span> + <text:span text:style-name="T8">werden</text:span> (!)</text:p>
          </table:table-cell>
        </table:table-row>
        <table:table-row>
          <table:table-cell table:style-name="Tabelle4.A2" office:value-type="string">
            <text:p text:style-name="P48">past infinitive active</text:p>
          </table:table-cell>
          <table:table-cell table:style-name="Tabelle4.A2" office:value-type="string">
            <text:p text:style-name="P2">"to have walked"</text:p>
          </table:table-cell>
          <table:table-cell table:style-name="Tabelle4.C2" office:value-type="string">
            <text:p text:style-name="P61">PPC +<text:span text:style-name="T8">+ </text:span><text:span text:style-name="T14">AUX</text:span></text:p>
          </table:table-cell>
        </table:table-row>
        <table:table-row>
          <table:table-cell table:style-name="Tabelle4.A2" office:value-type="string">
            <text:p text:style-name="P48">past infinitive passive</text:p>
          </table:table-cell>
          <table:table-cell table:style-name="Tabelle4.A2" office:value-type="string">
            <text:p text:style-name="P2">"to have been kissed"</text:p>
          </table:table-cell>
          <table:table-cell table:style-name="Tabelle4.C2" office:value-type="string">
            <text:p text:style-name="P61">PPC + <text:span text:style-name="T8">worden</text:span> + <text:span text:style-name="T8">sein</text:span></text:p>
          </table:table-cell>
        </table:table-row>
      </table:table>
      <text:p text:style-name="P1"/>
      <text:p text:style-name="P8">The other participle</text:p>
      <text:p text:style-name="P1"/>
      <table:table table:name="Tabelle6" table:style-name="Tabelle6">
        <table:table-column table:style-name="Tabelle6.A" table:number-columns-repeated="3"/>
        <table:table-row>
          <table:table-cell table:style-name="Tabelle6.A1" office:value-type="string">
            <text:p text:style-name="P34">form</text:p>
          </table:table-cell>
          <table:table-cell table:style-name="Tabelle6.A1" office:value-type="string">
            <text:p text:style-name="P34">meaning</text:p>
          </table:table-cell>
          <table:table-cell table:style-name="Tabelle6.C1" office:value-type="string">
            <text:p text:style-name="P34">formula</text:p>
          </table:table-cell>
        </table:table-row>
        <table:table-row>
          <table:table-cell table:style-name="Tabelle6.A2" office:value-type="string">
            <text:p text:style-name="P29"><text:span text:style-name="T6">†</text:span>present participle</text:p>
          </table:table-cell>
          <table:table-cell table:style-name="Tabelle6.A2" office:value-type="string">
            <text:p text:style-name="P29">"walking"</text:p>
          </table:table-cell>
          <table:table-cell table:style-name="Tabelle6.C2" office:value-type="string">
            <text:p text:style-name="P37">INF + d</text:p>
          </table:table-cell>
        </table:table-row>
      </table:table>
      <text:p text:style-name="P1"/>
      <text:p text:style-name="P14">General remarks</text:p>
      <text:p text:style-name="P14"/>
      <text:p text:style-name="P1">The <text:span text:style-name="T3">present participle</text:span> is basically not used anymore in any way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rdo1" svg:font-family="Cardo"/>
    <style:font-face style:name="Lucida Sans1" svg:font-family="'Lucida Sans'" style:font-family-generic="swiss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8T00:11:07.97</meta:creation-date>
    <dc:date>2024-09-20T04:45:37.34</dc:date>
    <meta:editing-duration>PT21H22M22S</meta:editing-duration>
    <meta:editing-cycles>1958</meta:editing-cycles>
    <meta:generator>OpenOffice/4.1.15$Win32 OpenOffice.org_project/4115m2$Build-9813</meta:generator>
    <meta:print-date>2024-09-15T02:21:36.86</meta:print-date>
    <meta:document-statistic meta:table-count="11" meta:image-count="0" meta:object-count="0" meta:page-count="13" meta:paragraph-count="657" meta:word-count="2140" meta:character-count="11540"/>
  </office:meta>
</office:document-meta>
</file>